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officeooo:rsid="009f36f7" officeooo:paragraph-rsid="009f36f7"/>
    </style:style>
    <style:style style:name="P96" style:family="paragraph" style:parent-style-name="Text_20_body">
      <style:text-properties style:font-name="Arial" officeooo:rsid="00069207" officeooo:paragraph-rsid="00a35af7"/>
    </style:style>
    <style:style style:name="P97" style:family="paragraph" style:parent-style-name="Text_20_body">
      <style:text-properties style:font-name="Arial" officeooo:rsid="005f7baf" officeooo:paragraph-rsid="00a35af7"/>
    </style:style>
    <style:style style:name="P98" style:family="paragraph" style:parent-style-name="Text_20_body">
      <style:text-properties style:font-name="Arial" officeooo:rsid="001d18b4" officeooo:paragraph-rsid="00a35af7"/>
    </style:style>
    <style:style style:name="P99" style:family="paragraph" style:parent-style-name="Text_20_body">
      <style:text-properties style:font-name="Arial" officeooo:rsid="009237e3" officeooo:paragraph-rsid="009237e3"/>
    </style:style>
    <style:style style:name="P100" style:family="paragraph" style:parent-style-name="Text_20_body">
      <style:text-properties style:font-name="Arial" officeooo:rsid="009237e3" officeooo:paragraph-rsid="00925316"/>
    </style:style>
    <style:style style:name="P101" style:family="paragraph" style:parent-style-name="Text_20_body">
      <style:text-properties officeooo:rsid="00062607" officeooo:paragraph-rsid="00062607"/>
    </style:style>
    <style:style style:name="P102" style:family="paragraph" style:parent-style-name="Text_20_body">
      <style:text-properties fo:color="#ff0000" style:font-name="Arial" officeooo:rsid="000e34d1" officeooo:paragraph-rsid="000e34d1"/>
    </style:style>
    <style:style style:name="P103" style:family="paragraph" style:parent-style-name="Text_20_body">
      <style:text-properties fo:color="#ff0000" style:font-name="Arial" fo:font-weight="bold" officeooo:rsid="00174c23" officeooo:paragraph-rsid="00174c23" style:font-weight-asian="bold" style:font-weight-complex="bold"/>
    </style:style>
    <style:style style:name="P104" style:family="paragraph" style:parent-style-name="Text_20_body">
      <style:text-properties fo:color="#ff0000" style:font-name="Arial" fo:font-weight="bold" officeooo:rsid="001bf98c" officeooo:paragraph-rsid="0041da01" style:font-weight-asian="bold" style:font-weight-complex="bold"/>
    </style:style>
    <style:style style:name="P105" style:family="paragraph" style:parent-style-name="Text_20_body">
      <style:text-properties fo:color="#ff0000" style:font-name="Arial" fo:font-weight="bold" officeooo:rsid="0041da01" officeooo:paragraph-rsid="001bf98c" style:font-weight-asian="bold" style:font-weight-complex="bold"/>
    </style:style>
    <style:style style:name="P106" style:family="paragraph" style:parent-style-name="Text_20_body">
      <style:text-properties fo:color="#ff0000" style:font-name="Arial" fo:font-weight="bold" officeooo:rsid="000a42ba" officeooo:paragraph-rsid="000a42ba" style:font-weight-asian="bold" style:font-weight-complex="bold"/>
    </style:style>
    <style:style style:name="P107"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08"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10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10" style:family="paragraph" style:parent-style-name="Text_20_body">
      <style:text-properties fo:color="#ff0000" style:font-name="Arial" officeooo:rsid="005fc3c7" officeooo:paragraph-rsid="005fc3c7"/>
    </style:style>
    <style:style style:name="P111" style:family="paragraph" style:parent-style-name="Text_20_body">
      <style:text-properties fo:color="#ff0000" style:font-name="Arial" officeooo:rsid="00618066" officeooo:paragraph-rsid="00618066"/>
    </style:style>
    <style:style style:name="P112"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13" style:family="paragraph" style:parent-style-name="Text_20_body">
      <style:text-properties fo:color="#ff0000" style:font-name="Arial" officeooo:rsid="001d318d" officeooo:paragraph-rsid="00a35af7"/>
    </style:style>
    <style:style style:name="P114" style:family="paragraph" style:parent-style-name="Text_20_body">
      <style:text-properties officeooo:rsid="000f4575" officeooo:paragraph-rsid="000f4575"/>
    </style:style>
    <style:style style:name="P115" style:family="paragraph" style:parent-style-name="Text_20_body">
      <style:text-properties officeooo:paragraph-rsid="00124bdd"/>
    </style:style>
    <style:style style:name="P116" style:family="paragraph" style:parent-style-name="Text_20_body">
      <style:text-properties fo:color="#0047ff" style:font-name="Arial" fo:font-size="10pt" officeooo:rsid="00269c27" officeooo:paragraph-rsid="00269c27" style:font-size-asian="10pt" style:font-size-complex="10pt"/>
    </style:style>
    <style:style style:name="P117" style:family="paragraph" style:parent-style-name="Text_20_body">
      <style:text-properties fo:color="#0047ff" style:font-name="Arial" fo:font-size="10pt" officeooo:rsid="0067ecf7" officeooo:paragraph-rsid="0067ecf7" style:font-size-asian="10pt" style:font-size-complex="10pt"/>
    </style:style>
    <style:style style:name="P118" style:family="paragraph" style:parent-style-name="Text_20_body">
      <style:text-properties fo:color="#0047ff" style:font-name="Arial" fo:font-size="10pt" officeooo:rsid="0079bfd4" officeooo:paragraph-rsid="0079bfd4" style:font-size-asian="10pt" style:font-size-complex="10pt"/>
    </style:style>
    <style:style style:name="P119"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20" style:family="paragraph" style:parent-style-name="Text_20_body">
      <style:text-properties fo:color="#000000" style:font-name="Arial" officeooo:rsid="00269c27" officeooo:paragraph-rsid="00273aad"/>
    </style:style>
    <style:style style:name="P121" style:family="paragraph" style:parent-style-name="Text_20_body">
      <style:text-properties fo:color="#000000" style:font-name="Arial" officeooo:rsid="00273aad" officeooo:paragraph-rsid="00273aad"/>
    </style:style>
    <style:style style:name="P122" style:family="paragraph" style:parent-style-name="Text_20_body">
      <style:text-properties fo:color="#000000" style:font-name="Arial" officeooo:rsid="00273aad" officeooo:paragraph-rsid="002f4e87"/>
    </style:style>
    <style:style style:name="P123" style:family="paragraph" style:parent-style-name="Text_20_body">
      <style:text-properties fo:color="#000000" style:font-name="Arial" fo:font-size="12pt" officeooo:rsid="00269c27" officeooo:paragraph-rsid="00273aad" style:font-size-asian="12pt" style:font-size-complex="12pt"/>
    </style:style>
    <style:style style:name="P124" style:family="paragraph" style:parent-style-name="Text_20_body">
      <style:text-properties fo:color="#000000" style:font-name="Arial" fo:font-size="12pt" officeooo:rsid="00273aad" officeooo:paragraph-rsid="00273aad" style:font-size-asian="12pt" style:font-size-complex="12pt"/>
    </style:style>
    <style:style style:name="P125"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26"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27" style:family="paragraph" style:parent-style-name="Text_20_body">
      <style:text-properties fo:color="#000000" style:font-name="Arial" officeooo:rsid="00618066" officeooo:paragraph-rsid="00618066"/>
    </style:style>
    <style:style style:name="P128" style:family="paragraph" style:parent-style-name="Text_20_body">
      <style:text-properties officeooo:paragraph-rsid="004067fd"/>
    </style:style>
    <style:style style:name="P129"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30" style:family="paragraph" style:parent-style-name="Text_20_body">
      <style:text-properties fo:color="#3333ff" style:font-name="Arial" officeooo:rsid="007ddb74" officeooo:paragraph-rsid="007ddb74"/>
    </style:style>
    <style:style style:name="P131" style:family="paragraph" style:parent-style-name="Text_20_body">
      <style:text-properties officeooo:paragraph-rsid="0080bb24"/>
    </style:style>
    <style:style style:name="P132" style:family="paragraph" style:parent-style-name="Text_20_body">
      <style:text-properties officeooo:rsid="0002d742" officeooo:paragraph-rsid="00a35af7"/>
    </style:style>
    <style:style style:name="P133" style:family="paragraph" style:parent-style-name="Text_20_body">
      <style:text-properties officeooo:paragraph-rsid="00925316"/>
    </style:style>
    <style:style style:name="P134" style:family="paragraph" style:parent-style-name="Text_20_body">
      <style:paragraph-properties fo:text-align="center" style:justify-single-word="false"/>
    </style:style>
    <style:style style:name="P135" style:family="paragraph" style:parent-style-name="Text_20_body">
      <style:text-properties officeooo:rsid="00069207" officeooo:paragraph-rsid="00a35af7"/>
    </style:style>
    <style:style style:name="P136" style:family="paragraph" style:parent-style-name="Text_20_body">
      <style:text-properties fo:color="#ff3333" style:font-name="Arial" officeooo:rsid="0092d8fa" officeooo:paragraph-rsid="0092d8fa"/>
    </style:style>
    <style:style style:name="P137" style:family="paragraph" style:parent-style-name="Table_20_Contents">
      <style:text-properties style:font-name="Arial"/>
    </style:style>
    <style:style style:name="P138" style:family="paragraph" style:parent-style-name="Table_20_Contents">
      <style:text-properties style:font-name="Arial" officeooo:rsid="00305e48" officeooo:paragraph-rsid="00305e48"/>
    </style:style>
    <style:style style:name="P139" style:family="paragraph" style:parent-style-name="Table_20_Contents">
      <style:text-properties style:font-name="Arial" officeooo:rsid="0047e6e1" officeooo:paragraph-rsid="0047e6e1"/>
    </style:style>
    <style:style style:name="P140"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41"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42"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43"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44"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45"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46"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47"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48"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49"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50"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51"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52" style:family="paragraph" style:parent-style-name="Table_20_Heading">
      <style:text-properties style:font-name="Arial" officeooo:rsid="0009a49f" officeooo:paragraph-rsid="0009a49f"/>
    </style:style>
    <style:style style:name="P153"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54" style:family="paragraph" style:parent-style-name="Default">
      <style:text-properties style:font-name="Arial" officeooo:rsid="001b97e5" officeooo:paragraph-rsid="001b97e5"/>
    </style:style>
    <style:style style:name="P155" style:family="paragraph" style:parent-style-name="Default">
      <style:text-properties style:font-name="Arial" officeooo:rsid="0019efe5" officeooo:paragraph-rsid="0019efe5"/>
    </style:style>
    <style:style style:name="P156" style:family="paragraph" style:parent-style-name="Default">
      <style:text-properties style:font-name="Arial" fo:font-size="12pt" officeooo:rsid="001b97e5" officeooo:paragraph-rsid="0023a482" style:font-size-asian="12pt" style:font-size-complex="12pt"/>
    </style:style>
    <style:style style:name="P157" style:family="paragraph" style:parent-style-name="Default">
      <style:text-properties fo:color="#000000" style:font-name="Arial1" fo:font-size="11.5pt" officeooo:rsid="001b97e5" officeooo:paragraph-rsid="001b97e5" style:font-size-asian="11.5pt"/>
    </style:style>
    <style:style style:name="P158" style:family="paragraph" style:parent-style-name="Default">
      <style:text-properties fo:color="#000000" style:font-name="Arial1" fo:font-size="11.5pt" officeooo:rsid="0023a482" officeooo:paragraph-rsid="0023a482" style:font-size-asian="11.5pt"/>
    </style:style>
    <style:style style:name="P159" style:family="paragraph" style:parent-style-name="Text_20_body">
      <style:paragraph-properties fo:margin-top="0cm" fo:margin-bottom="0cm" loext:contextual-spacing="false"/>
      <style:text-properties officeooo:paragraph-rsid="00514258"/>
    </style:style>
    <style:style style:name="P160" style:family="paragraph" style:parent-style-name="Text_20_body">
      <style:paragraph-properties fo:break-before="page"/>
      <style:text-properties style:font-name="Arial" officeooo:rsid="0020a2b1" officeooo:paragraph-rsid="002dd433"/>
    </style:style>
    <style:style style:name="P161" style:family="paragraph" style:parent-style-name="Standard">
      <style:text-properties style:font-name="Arial" officeooo:rsid="006dcea3" officeooo:paragraph-rsid="006dcea3"/>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7cm" style:type="right" style:leader-style="dotted" style:leader-text="."/>
        </style:tab-stops>
      </style:paragraph-properties>
    </style:style>
    <style:style style:name="P164" style:family="paragraph" style:parent-style-name="Contents_20_3">
      <style:paragraph-properties>
        <style:tab-stops>
          <style:tab-stop style:position="17cm" style:type="right" style:leader-style="dotted" style:leader-text="."/>
        </style:tab-stops>
      </style:paragraph-properties>
    </style:style>
    <style:style style:name="P165" style:family="paragraph" style:parent-style-name="Text_20_body" style:list-style-name="L1">
      <style:text-properties style:font-name="Arial" officeooo:rsid="0002d5ac" officeooo:paragraph-rsid="0002d5ac"/>
    </style:style>
    <style:style style:name="P166" style:family="paragraph" style:parent-style-name="Text_20_body" style:list-style-name="L2">
      <style:text-properties style:font-name="Arial" officeooo:rsid="009f36f7" officeooo:paragraph-rsid="009f36f7"/>
    </style:style>
    <style:style style:name="P167" style:family="paragraph" style:parent-style-name="Text_20_body" style:list-style-name="L2">
      <style:text-properties style:font-name="Arial" officeooo:rsid="009f36f7" officeooo:paragraph-rsid="00a8a808"/>
    </style:style>
    <style:style style:name="P168" style:family="paragraph" style:parent-style-name="Text_20_body" style:list-style-name="L2">
      <style:text-properties style:font-name="Arial" officeooo:rsid="0002d742" officeooo:paragraph-rsid="0002d742"/>
    </style:style>
    <style:style style:name="P169" style:family="paragraph" style:parent-style-name="Text_20_body" style:list-style-name="L2">
      <style:text-properties style:font-name="Arial" officeooo:rsid="00a8a808" officeooo:paragraph-rsid="00a8a808"/>
    </style:style>
    <style:style style:name="P170" style:family="paragraph" style:parent-style-name="Text_20_body" style:list-style-name="L2">
      <style:text-properties style:font-name="Arial" officeooo:rsid="00774675" officeooo:paragraph-rsid="0078d6c3"/>
    </style:style>
    <style:style style:name="P171" style:family="paragraph" style:parent-style-name="Text_20_body" style:list-style-name="L2">
      <style:text-properties style:font-name="Arial" officeooo:rsid="00051895" officeooo:paragraph-rsid="00051895"/>
    </style:style>
    <style:style style:name="P172" style:family="paragraph" style:parent-style-name="Text_20_body" style:list-style-name="L3">
      <style:text-properties style:font-name="Arial" officeooo:rsid="0020a2b1" officeooo:paragraph-rsid="003b743c"/>
    </style:style>
    <style:style style:name="P173" style:family="paragraph" style:parent-style-name="Text_20_body" style:list-style-name="L3">
      <style:text-properties style:font-name="Arial" officeooo:rsid="003b743c" officeooo:paragraph-rsid="003b743c"/>
    </style:style>
    <style:style style:name="P174" style:family="paragraph" style:parent-style-name="Text_20_body" style:list-style-name="L3">
      <style:text-properties style:font-name="Arial" officeooo:rsid="003cfe5a" officeooo:paragraph-rsid="003cfe5a"/>
    </style:style>
    <style:style style:name="P175" style:family="paragraph" style:parent-style-name="Text_20_body" style:list-style-name="L4">
      <style:text-properties style:font-name="Arial" officeooo:rsid="004ab6df" officeooo:paragraph-rsid="004b4f39"/>
    </style:style>
    <style:style style:name="P176" style:family="paragraph" style:parent-style-name="Text_20_body" style:list-style-name="L4">
      <style:text-properties style:font-name="Arial" officeooo:rsid="004ab6df" officeooo:paragraph-rsid="004ab6df"/>
    </style:style>
    <style:style style:name="P177" style:family="paragraph" style:parent-style-name="Text_20_body" style:list-style-name="L5">
      <style:text-properties style:font-name="Arial" officeooo:rsid="000e34d1" officeooo:paragraph-rsid="000e34d1"/>
    </style:style>
    <style:style style:name="P178" style:family="paragraph" style:parent-style-name="Text_20_body" style:list-style-name="L7">
      <style:text-properties style:font-name="Arial" officeooo:rsid="00935b7d" officeooo:paragraph-rsid="00935b7d"/>
    </style:style>
    <style:style style:name="P179" style:family="paragraph" style:parent-style-name="Text_20_body" style:list-style-name="L8">
      <style:text-properties style:font-name="Arial" officeooo:rsid="00935b7d" officeooo:paragraph-rsid="00935b7d"/>
    </style:style>
    <style:style style:name="P180" style:family="paragraph" style:parent-style-name="Text_20_body" style:list-style-name="L11">
      <style:paragraph-properties fo:line-height="100%"/>
      <style:text-properties style:font-name="Arial" officeooo:rsid="0058a59a" officeooo:paragraph-rsid="0058a59a"/>
    </style:style>
    <style:style style:name="P181" style:family="paragraph" style:parent-style-name="Text_20_body" style:list-style-name="L2">
      <style:text-properties officeooo:rsid="00051895" officeooo:paragraph-rsid="00051895"/>
    </style:style>
    <style:style style:name="P182" style:family="paragraph" style:parent-style-name="Text_20_body" style:list-style-name="L2">
      <style:text-properties officeooo:rsid="0002d5ac" officeooo:paragraph-rsid="0002d5ac"/>
    </style:style>
    <style:style style:name="P183" style:family="paragraph" style:parent-style-name="Text_20_body" style:list-style-name="L2">
      <style:text-properties officeooo:rsid="0002d742" officeooo:paragraph-rsid="00486c03"/>
    </style:style>
    <style:style style:name="P184" style:family="paragraph" style:parent-style-name="Text_20_body" style:list-style-name="L4">
      <style:text-properties officeooo:paragraph-rsid="0069b4cc"/>
    </style:style>
    <style:style style:name="P185" style:family="paragraph" style:parent-style-name="Text_20_body" style:list-style-name="L5">
      <style:text-properties officeooo:paragraph-rsid="000e34d1"/>
    </style:style>
    <style:style style:name="P186"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87"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88" style:family="paragraph" style:parent-style-name="Text_20_body" style:list-style-name="L9">
      <style:text-properties officeooo:paragraph-rsid="00811834"/>
    </style:style>
    <style:style style:name="P189" style:family="paragraph" style:parent-style-name="Text_20_body" style:list-style-name="L10">
      <style:text-properties officeooo:paragraph-rsid="00811834"/>
    </style:style>
    <style:style style:name="P190" style:family="paragraph" style:parent-style-name="Text_20_body" style:list-style-name="L12">
      <style:text-properties officeooo:paragraph-rsid="00514258"/>
    </style:style>
    <style:style style:name="P191" style:family="paragraph" style:parent-style-name="Text_20_body" style:list-style-name="L12">
      <style:text-properties officeooo:rsid="005dc5de" officeooo:paragraph-rsid="005dc5de"/>
    </style:style>
    <style:style style:name="P192" style:family="paragraph" style:parent-style-name="Text_20_body" style:list-style-name="L13"/>
    <style:style style:name="P193" style:family="paragraph" style:parent-style-name="Text_20_body" style:list-style-name="L13">
      <style:paragraph-properties fo:margin-top="0cm" fo:margin-bottom="0cm" loext:contextual-spacing="false"/>
    </style:style>
    <style:style style:name="P194" style:family="paragraph" style:parent-style-name="Text_20_body" style:list-style-name="L13">
      <style:paragraph-properties fo:margin-top="0cm" fo:margin-bottom="0cm" loext:contextual-spacing="false"/>
      <style:text-properties officeooo:paragraph-rsid="00514258"/>
    </style:style>
    <style:style style:name="P195" style:family="paragraph" style:parent-style-name="Heading_20_1">
      <style:paragraph-properties fo:text-align="start" style:justify-single-word="false"/>
      <style:text-properties officeooo:paragraph-rsid="006dcea3"/>
    </style:style>
    <style:style style:name="P196" style:family="paragraph" style:parent-style-name="Heading_20_2" style:list-style-name=""/>
    <style:style style:name="P197" style:family="paragraph" style:parent-style-name="Heading_20_2">
      <style:text-properties officeooo:paragraph-rsid="00a35af7"/>
    </style:style>
    <style:style style:name="P198" style:family="paragraph" style:parent-style-name="Heading_20_2">
      <style:paragraph-properties fo:break-before="page"/>
    </style:style>
    <style:style style:name="P199" style:family="paragraph" style:parent-style-name="Heading_20_3">
      <style:text-properties officeooo:paragraph-rsid="00a2ab1b"/>
    </style:style>
    <style:style style:name="P200" style:family="paragraph" style:parent-style-name="Heading_20_3">
      <style:text-properties style:font-name="Arial"/>
    </style:style>
    <style:style style:name="P201" style:family="paragraph" style:parent-style-name="Heading_20_3">
      <style:text-properties style:font-name="Arial" officeooo:rsid="00a0d704" officeooo:paragraph-rsid="009254c3"/>
    </style:style>
    <style:style style:name="P202" style:family="paragraph" style:parent-style-name="Heading_20_3">
      <style:text-properties style:font-name="Arial" officeooo:rsid="00935b7d" officeooo:paragraph-rsid="00a35af7"/>
    </style:style>
    <style:style style:name="P203"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04"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05"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06"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07"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08"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09"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10"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11"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12"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13"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14"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15" style:family="paragraph">
      <style:paragraph-properties fo:text-align="center"/>
    </style:style>
    <style:style style:name="P216" style:family="paragraph">
      <style:paragraph-properties fo:text-align="center"/>
      <style:text-properties fo:color="#ff0000"/>
    </style:style>
    <style:style style:name="P217" style:family="paragraph">
      <style:paragraph-properties fo:text-align="center"/>
      <style:text-properties fo:color="#00ae00" style:text-position="sub 58%"/>
    </style:style>
    <style:style style:name="P218" style:family="paragraph">
      <loext:graphic-properties draw:fill="solid" draw:fill-color="#ffff66"/>
      <style:paragraph-properties fo:text-align="center"/>
    </style:style>
    <style:style style:name="P219" style:family="paragraph">
      <loext:graphic-properties draw:fill-color="#ff0000"/>
      <style:paragraph-properties fo:text-align="center"/>
    </style:style>
    <style:style style:name="P220" style:family="paragraph">
      <loext:graphic-properties draw:fill="hatch" draw:fill-color="#00ff00" draw:fill-hatch-name="Hatching_20_46" draw:fill-hatch-solid="false" draw:opacity="50%"/>
      <style:paragraph-properties fo:text-align="center"/>
    </style:style>
    <style:style style:name="P221" style:family="paragraph">
      <loext:graphic-properties draw:fill="none" draw:fill-color="#ffffff"/>
      <style:text-properties fo:font-size="12pt"/>
    </style:style>
    <style:style style:name="P222" style:family="paragraph">
      <loext:graphic-properties draw:fill="none" draw:fill-color="#ffffff"/>
    </style:style>
    <style:style style:name="P223" style:family="paragraph">
      <loext:graphic-properties draw:fill-color="#ffffff"/>
      <style:paragraph-properties fo:text-align="center"/>
      <style:text-properties fo:font-size="12pt"/>
    </style:style>
    <style:style style:name="P224" style:family="paragraph">
      <style:paragraph-properties fo:text-align="center"/>
      <style:text-properties fo:color="#ff0000" style:font-name="Arial"/>
    </style:style>
    <style:style style:name="P225" style:family="paragraph">
      <style:paragraph-properties fo:text-align="center"/>
      <style:text-properties fo:color="#0000ff" style:font-name="Arial"/>
    </style:style>
    <style:style style:name="P226"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27"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28" style:family="paragraph">
      <style:paragraph-properties fo:text-align="center"/>
      <style:text-properties fo:font-size="12pt"/>
    </style:style>
    <style:style style:name="P229" style:family="paragraph">
      <style:paragraph-properties fo:text-align="center"/>
      <style:text-properties fo:color="#ffd320" style:font-name="Arial" fo:font-size="9pt" style:font-size-asian="9pt" style:font-size-complex="9pt"/>
    </style:style>
    <style:style style:name="P230" style:family="paragraph">
      <style:paragraph-properties fo:text-align="center"/>
      <style:text-properties fo:color="#ffd320" style:font-name="Arial" fo:font-size="8pt" style:font-size-asian="8pt" style:font-size-complex="8pt"/>
    </style:style>
    <style:style style:name="P231" style:family="paragraph">
      <style:paragraph-properties fo:text-align="center"/>
      <style:text-properties fo:color="#ffd320" style:font-name="Arial2" fo:font-size="11pt" style:font-size-asian="11pt" style:font-size-complex="11pt"/>
    </style:style>
    <style:style style:name="P232" style:family="paragraph">
      <loext:graphic-properties draw:fill-color="#ffffff"/>
      <style:paragraph-properties fo:text-align="center"/>
    </style:style>
    <style:style style:name="P233" style:family="paragraph">
      <loext:graphic-properties draw:fill="none" draw:fill-color="#ffffff"/>
      <style:text-properties style:font-name="Arial" fo:font-size="10pt" style:font-size-asian="10pt" style:font-size-complex="10pt"/>
    </style:style>
    <style:style style:name="P234"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officeooo:rsid="0008d6fb"/>
    </style:style>
    <style:style style:name="T31" style:family="text">
      <style:text-properties fo:font-weight="bold" style:font-weight-asian="bold" style:font-weight-complex="bold"/>
    </style:style>
    <style:style style:name="T32" style:family="text">
      <style:text-properties fo:font-weight="bold" officeooo:rsid="0008d6fb" style:font-weight-asian="bold" style:font-weight-complex="bold"/>
    </style:style>
    <style:style style:name="T33" style:family="text">
      <style:text-properties fo:font-weight="bold" officeooo:rsid="0038b2ed" style:font-weight-asian="bold" style:font-weight-complex="bold"/>
    </style:style>
    <style:style style:name="T34" style:family="text">
      <style:text-properties fo:font-weight="bold" officeooo:rsid="0021d573" style:font-weight-asian="bold" style:font-weight-complex="bold"/>
    </style:style>
    <style:style style:name="T35" style:family="text">
      <style:text-properties fo:font-weight="bold" officeooo:rsid="003e3e6b" style:font-weight-asian="bold" style:font-weight-complex="bold"/>
    </style:style>
    <style:style style:name="T36" style:family="text">
      <style:text-properties fo:font-weight="bold" officeooo:rsid="004490dd" style:font-weight-asian="bold" style:font-weight-complex="bold"/>
    </style:style>
    <style:style style:name="T37" style:family="text">
      <style:text-properties fo:font-weight="bold" officeooo:rsid="004dd9c2" style:font-weight-asian="bold" style:font-weight-complex="bold"/>
    </style:style>
    <style:style style:name="T38" style:family="text">
      <style:text-properties fo:font-weight="bold" officeooo:rsid="00a2ab1b" style:font-weight-asian="bold" style:font-weight-complex="bold"/>
    </style:style>
    <style:style style:name="T39" style:family="text">
      <style:text-properties officeooo:rsid="0009a49f"/>
    </style:style>
    <style:style style:name="T40" style:family="text">
      <style:text-properties officeooo:rsid="000a42ba"/>
    </style:style>
    <style:style style:name="T41" style:family="text">
      <style:text-properties officeooo:rsid="000dda03"/>
    </style:style>
    <style:style style:name="T42" style:family="text">
      <style:text-properties officeooo:rsid="000e34d1"/>
    </style:style>
    <style:style style:name="T43" style:family="text">
      <style:text-properties fo:color="#0000ff"/>
    </style:style>
    <style:style style:name="T44" style:family="text">
      <style:text-properties fo:color="#0000ff" officeooo:rsid="008b0769"/>
    </style:style>
    <style:style style:name="T45" style:family="text">
      <style:text-properties fo:color="#ff0000"/>
    </style:style>
    <style:style style:name="T46" style:family="text">
      <style:text-properties fo:color="#ff0000" fo:font-weight="bold" style:font-weight-asian="bold" style:font-weight-complex="bold"/>
    </style:style>
    <style:style style:name="T47" style:family="text">
      <style:text-properties fo:color="#ff0000" fo:font-weight="bold" officeooo:rsid="004ad922" style:font-weight-asian="bold" style:font-weight-complex="bold"/>
    </style:style>
    <style:style style:name="T48" style:family="text">
      <style:text-properties fo:color="#ff0000" officeooo:rsid="007f99fc"/>
    </style:style>
    <style:style style:name="T49" style:family="text">
      <style:text-properties fo:color="#ff0000" style:font-name="Arial" officeooo:rsid="007ddb74"/>
    </style:style>
    <style:style style:name="T50" style:family="text">
      <style:text-properties fo:color="#ff0000" style:font-name="Arial" fo:font-style="italic" fo:font-weight="bold" officeooo:rsid="007ddb74" style:font-style-asian="italic" style:font-weight-asian="bold" style:font-style-complex="italic" style:font-weight-complex="bold"/>
    </style:style>
    <style:style style:name="T51" style:family="text">
      <style:text-properties fo:color="#ff0000" style:font-name="Arial" officeooo:rsid="0080bb24"/>
    </style:style>
    <style:style style:name="T52" style:family="text">
      <style:text-properties fo:color="#ff0000" style:font-name="Arial" officeooo:rsid="00811834"/>
    </style:style>
    <style:style style:name="T53" style:family="text">
      <style:text-properties fo:color="#ff0000" style:font-name="Arial" fo:font-weight="bold" officeooo:rsid="0080bb24" style:font-weight-asian="bold" style:font-weight-complex="bold"/>
    </style:style>
    <style:style style:name="T54" style:family="text">
      <style:text-properties fo:color="#ff0000" officeooo:rsid="0080bb24"/>
    </style:style>
    <style:style style:name="T55" style:family="text">
      <style:text-properties fo:color="#ff0000" officeooo:rsid="008b0769"/>
    </style:style>
    <style:style style:name="T56" style:family="text">
      <style:text-properties fo:color="#ff0000" officeooo:rsid="009594d1"/>
    </style:style>
    <style:style style:name="T57" style:family="text">
      <style:text-properties officeooo:rsid="00114193"/>
    </style:style>
    <style:style style:name="T58" style:family="text">
      <style:text-properties officeooo:rsid="00165f7b"/>
    </style:style>
    <style:style style:name="T59" style:family="text">
      <style:text-properties fo:color="#3deb3d" fo:font-weight="bold" style:font-weight-asian="bold" style:font-weight-complex="bold"/>
    </style:style>
    <style:style style:name="T60" style:family="text">
      <style:text-properties officeooo:rsid="0018ab1b"/>
    </style:style>
    <style:style style:name="T61" style:family="text">
      <style:text-properties officeooo:rsid="0019efe5"/>
    </style:style>
    <style:style style:name="T62" style:family="text">
      <style:text-properties officeooo:rsid="001b97e5"/>
    </style:style>
    <style:style style:name="T63" style:family="text">
      <style:text-properties officeooo:rsid="001d18b4"/>
    </style:style>
    <style:style style:name="T64" style:family="text">
      <style:text-properties officeooo:rsid="001efa1c"/>
    </style:style>
    <style:style style:name="T65" style:family="text">
      <style:text-properties fo:color="#ff950e"/>
    </style:style>
    <style:style style:name="T66" style:family="text">
      <style:text-properties fo:color="#000000"/>
    </style:style>
    <style:style style:name="T67" style:family="text">
      <style:text-properties fo:color="#000000" style:font-name="Arial1" fo:font-size="11.5pt" style:font-size-asian="11.5pt"/>
    </style:style>
    <style:style style:name="T68" style:family="text">
      <style:text-properties fo:color="#000000" style:font-name="Arial1" fo:font-size="11.5pt" officeooo:rsid="0023a482" style:font-size-asian="11.5pt"/>
    </style:style>
    <style:style style:name="T69" style:family="text">
      <style:text-properties fo:color="#000000" officeooo:rsid="0023a482"/>
    </style:style>
    <style:style style:name="T70" style:family="text">
      <style:text-properties fo:color="#000000" style:font-name="Arial" officeooo:rsid="0080bb24"/>
    </style:style>
    <style:style style:name="T71" style:family="text">
      <style:text-properties fo:color="#000000" style:font-name="Arial" fo:font-style="italic" officeooo:rsid="0080bb24"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officeooo:rsid="002ba6b9" style:font-style-asian="italic" style:font-style-complex="italic"/>
    </style:style>
    <style:style style:name="T74" style:family="text">
      <style:text-properties fo:font-style="italic" officeooo:rsid="0038b2ed"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7" style:family="text">
      <style:text-properties officeooo:rsid="0021d573"/>
    </style:style>
    <style:style style:name="T78" style:family="text">
      <style:text-properties officeooo:rsid="0023a482"/>
    </style:style>
    <style:style style:name="T79" style:family="text">
      <style:text-properties officeooo:rsid="0024b245"/>
    </style:style>
    <style:style style:name="T80" style:family="text">
      <style:text-properties fo:font-size="12pt" style:font-size-asian="12pt" style:font-size-complex="12pt"/>
    </style:style>
    <style:style style:name="T81" style:family="text">
      <style:text-properties fo:font-size="12pt" officeooo:rsid="002f4e87" style:font-size-asian="12pt" style:font-size-complex="12pt"/>
    </style:style>
    <style:style style:name="T82" style:family="text">
      <style:text-properties fo:font-size="12pt" officeooo:rsid="00506a69" style:font-size-asian="12pt" style:font-size-complex="12pt"/>
    </style:style>
    <style:style style:name="T83" style:family="text">
      <style:text-properties officeooo:rsid="00269c27"/>
    </style:style>
    <style:style style:name="T84" style:family="text">
      <style:text-properties officeooo:rsid="00273aad"/>
    </style:style>
    <style:style style:name="T85" style:family="text">
      <style:text-properties fo:color="#0047ff" fo:font-size="10pt" officeooo:rsid="00269c27" style:font-size-asian="10pt" style:font-size-complex="10pt"/>
    </style:style>
    <style:style style:name="T86" style:family="text">
      <style:text-properties fo:color="#0047ff" fo:font-size="12pt" fo:font-weight="bold" officeooo:rsid="00269c27" style:font-size-asian="12pt" style:font-weight-asian="bold" style:font-size-complex="12pt" style:font-weight-complex="bold"/>
    </style:style>
    <style:style style:name="T87" style:family="text">
      <style:text-properties fo:color="#0047ff" fo:font-size="12pt" officeooo:rsid="00269c27" style:font-size-asian="12pt" style:font-size-complex="12pt"/>
    </style:style>
    <style:style style:name="T88" style:family="text">
      <style:text-properties fo:color="#0047ff" fo:font-style="italic" style:font-style-asian="italic" style:font-style-complex="italic"/>
    </style:style>
    <style:style style:name="T89" style:family="text">
      <style:text-properties fo:color="#0047ff" fo:font-style="italic" officeooo:rsid="000dda03" style:font-style-asian="italic" style:font-style-complex="italic"/>
    </style:style>
    <style:style style:name="T90" style:family="text">
      <style:text-properties fo:color="#0047ff" fo:font-style="italic" officeooo:rsid="004ab6df" style:font-style-asian="italic" style:font-style-complex="italic"/>
    </style:style>
    <style:style style:name="T91" style:family="text">
      <style:text-properties fo:color="#0047ff" fo:font-style="italic" officeooo:rsid="00124bdd" style:font-style-asian="italic" style:font-style-complex="italic"/>
    </style:style>
    <style:style style:name="T92" style:family="text">
      <style:text-properties fo:color="#0047ff" fo:font-style="italic" officeooo:rsid="004dd9c2" style:font-style-asian="italic" style:font-style-complex="italic"/>
    </style:style>
    <style:style style:name="T93" style:family="text">
      <style:text-properties fo:color="#0047ff" fo:font-style="italic" officeooo:rsid="0084605e" style:font-style-asian="italic" style:font-style-complex="italic"/>
    </style:style>
    <style:style style:name="T94" style:family="text">
      <style:text-properties fo:color="#0047ff" fo:font-style="italic" officeooo:rsid="00925316" style:font-style-asian="italic" style:font-style-complex="italic"/>
    </style:style>
    <style:style style:name="T95" style:family="text">
      <style:text-properties fo:color="#0047ff" fo:font-style="italic" officeooo:rsid="009254c3" style:font-style-asian="italic" style:font-style-complex="italic"/>
    </style:style>
    <style:style style:name="T96" style:family="text">
      <style:text-properties fo:color="#0047ff" style:font-name="Arial" fo:font-style="italic" style:font-style-asian="italic" style:font-style-complex="italic"/>
    </style:style>
    <style:style style:name="T97" style:family="text">
      <style:text-properties fo:color="#0047ff" style:font-name="Arial" fo:font-style="italic" officeooo:rsid="0069b4cc" style:font-style-asian="italic" style:font-style-complex="italic"/>
    </style:style>
    <style:style style:name="T98" style:family="text">
      <style:text-properties fo:color="#0047ff" style:font-name="Arial" fo:font-style="italic" officeooo:rsid="00124bdd" style:font-style-asian="italic" style:font-style-complex="italic"/>
    </style:style>
    <style:style style:name="T99" style:family="text">
      <style:text-properties fo:color="#0047ff" style:font-name="Arial" fo:font-style="italic" officeooo:rsid="009254c3" style:font-style-asian="italic" style:font-style-complex="italic"/>
    </style:style>
    <style:style style:name="T100" style:family="text">
      <style:text-properties fo:color="#0047ff" fo:font-size="11pt" officeooo:rsid="00269c27" style:font-size-asian="11pt" style:font-size-complex="11pt"/>
    </style:style>
    <style:style style:name="T101" style:family="text">
      <style:text-properties fo:color="#ffd320" fo:font-weight="bold" officeooo:rsid="002a098d" style:font-weight-asian="bold" style:font-weight-complex="bold"/>
    </style:style>
    <style:style style:name="T102" style:family="text">
      <style:text-properties fo:color="#ffd320" fo:font-weight="bold" officeooo:rsid="0038b2ed" style:font-weight-asian="bold" style:font-weight-complex="bold"/>
    </style:style>
    <style:style style:name="T103" style:family="text">
      <style:text-properties officeooo:rsid="002a098d"/>
    </style:style>
    <style:style style:name="T104" style:family="text">
      <style:text-properties officeooo:rsid="002ba6b9"/>
    </style:style>
    <style:style style:name="T105" style:family="text">
      <style:text-properties officeooo:rsid="002dd433"/>
    </style:style>
    <style:style style:name="T106" style:family="text">
      <style:text-properties officeooo:rsid="002f4e87"/>
    </style:style>
    <style:style style:name="T107" style:family="text">
      <style:text-properties officeooo:rsid="00320f04"/>
    </style:style>
    <style:style style:name="T108" style:family="text">
      <style:text-properties officeooo:rsid="0038b2ed"/>
    </style:style>
    <style:style style:name="T109" style:family="text">
      <style:text-properties fo:color="#00ff00" fo:font-weight="bold" officeooo:rsid="0038b2ed" style:font-weight-asian="bold" style:font-weight-complex="bold"/>
    </style:style>
    <style:style style:name="T110" style:family="text">
      <style:text-properties officeooo:rsid="00397682"/>
    </style:style>
    <style:style style:name="T111" style:family="text">
      <style:text-properties officeooo:rsid="003b743c"/>
    </style:style>
    <style:style style:name="T112" style:family="text">
      <style:text-properties fo:font-weight="normal" style:font-weight-asian="normal" style:font-weight-complex="normal"/>
    </style:style>
    <style:style style:name="T113" style:family="text">
      <style:text-properties fo:font-weight="normal" officeooo:rsid="0038b2ed" style:font-weight-asian="normal" style:font-weight-complex="normal"/>
    </style:style>
    <style:style style:name="T114" style:family="text">
      <style:text-properties fo:font-weight="normal" officeooo:rsid="004fc53f" style:font-weight-asian="normal" style:font-weight-complex="normal"/>
    </style:style>
    <style:style style:name="T115" style:family="text">
      <style:text-properties officeooo:rsid="003e3e6b"/>
    </style:style>
    <style:style style:name="T116" style:family="text">
      <style:text-properties officeooo:rsid="003f4aa8"/>
    </style:style>
    <style:style style:name="T117" style:family="text">
      <style:text-properties officeooo:rsid="0042c436"/>
    </style:style>
    <style:style style:name="T118" style:family="text">
      <style:text-properties style:text-underline-style="solid" style:text-underline-width="auto" style:text-underline-color="font-color"/>
    </style:style>
    <style:style style:name="T119" style:family="text">
      <style:text-properties officeooo:rsid="0046f82b"/>
    </style:style>
    <style:style style:name="T120" style:family="text">
      <style:text-properties officeooo:rsid="0047e6e1"/>
    </style:style>
    <style:style style:name="T121" style:family="text">
      <style:text-properties officeooo:rsid="00486c03"/>
    </style:style>
    <style:style style:name="T122" style:family="text">
      <style:text-properties officeooo:rsid="0049aa07"/>
    </style:style>
    <style:style style:name="T123" style:family="text">
      <style:text-properties officeooo:rsid="004ab6df"/>
    </style:style>
    <style:style style:name="T124" style:family="text">
      <style:text-properties officeooo:rsid="004ad922"/>
    </style:style>
    <style:style style:name="T125" style:family="text">
      <style:text-properties officeooo:rsid="004b4f39"/>
    </style:style>
    <style:style style:name="T126" style:family="text">
      <style:text-properties officeooo:rsid="004c6395"/>
    </style:style>
    <style:style style:name="T127" style:family="text">
      <style:text-properties officeooo:rsid="004dd9c2"/>
    </style:style>
    <style:style style:name="T128" style:family="text">
      <style:text-properties officeooo:rsid="004fc53f"/>
    </style:style>
    <style:style style:name="T129" style:family="text">
      <style:text-properties fo:color="#800000" fo:font-weight="normal" officeooo:rsid="0038b2ed" style:font-weight-asian="normal" style:font-weight-complex="normal"/>
    </style:style>
    <style:style style:name="T130" style:family="text">
      <style:text-properties officeooo:rsid="00506a69"/>
    </style:style>
    <style:style style:name="T131" style:family="text">
      <style:text-properties officeooo:rsid="00514258"/>
    </style:style>
    <style:style style:name="T132" style:family="text">
      <style:text-properties officeooo:rsid="0052d8eb"/>
    </style:style>
    <style:style style:name="T133" style:family="text">
      <style:text-properties officeooo:rsid="0058a59a"/>
    </style:style>
    <style:style style:name="T134" style:family="text">
      <style:text-properties officeooo:rsid="005a966b"/>
    </style:style>
    <style:style style:name="T135" style:family="text">
      <style:text-properties officeooo:rsid="005d6bf0"/>
    </style:style>
    <style:style style:name="T136" style:family="text">
      <style:text-properties officeooo:rsid="005f7baf"/>
    </style:style>
    <style:style style:name="T137" style:family="text">
      <style:text-properties officeooo:rsid="005fc3c7"/>
    </style:style>
    <style:style style:name="T138" style:family="text">
      <style:text-properties officeooo:rsid="0062a6c0"/>
    </style:style>
    <style:style style:name="T139" style:family="text">
      <style:text-properties officeooo:rsid="0062bbf1"/>
    </style:style>
    <style:style style:name="T140" style:family="text">
      <style:text-properties officeooo:rsid="0067ecf7"/>
    </style:style>
    <style:style style:name="T141" style:family="text">
      <style:text-properties officeooo:rsid="006a39f3"/>
    </style:style>
    <style:style style:name="T142" style:family="text">
      <style:text-properties officeooo:rsid="006dcea3"/>
    </style:style>
    <style:style style:name="T143" style:family="text">
      <style:text-properties officeooo:rsid="006f387e"/>
    </style:style>
    <style:style style:name="T144" style:family="text">
      <style:text-properties officeooo:rsid="007033ad"/>
    </style:style>
    <style:style style:name="T145" style:family="text">
      <style:text-properties officeooo:rsid="0072d8fb"/>
    </style:style>
    <style:style style:name="T146" style:family="text">
      <style:text-properties officeooo:rsid="0075db9d"/>
    </style:style>
    <style:style style:name="T147" style:family="text">
      <style:text-properties officeooo:rsid="0078d6c3"/>
    </style:style>
    <style:style style:name="T148" style:family="text">
      <style:text-properties officeooo:rsid="007c1909"/>
    </style:style>
    <style:style style:name="T149" style:family="text">
      <style:text-properties officeooo:rsid="007f99fc"/>
    </style:style>
    <style:style style:name="T150" style:family="text">
      <style:text-properties officeooo:rsid="0084359c"/>
    </style:style>
    <style:style style:name="T151" style:family="text">
      <style:text-properties officeooo:rsid="008b0769"/>
    </style:style>
    <style:style style:name="T152" style:family="text">
      <style:text-properties officeooo:rsid="008b1102"/>
    </style:style>
    <style:style style:name="T153" style:family="text">
      <style:text-properties officeooo:rsid="008cd3ed"/>
    </style:style>
    <style:style style:name="T154" style:family="text">
      <style:text-properties fo:color="#ff00ff"/>
    </style:style>
    <style:style style:name="T155" style:family="text">
      <style:text-properties officeooo:rsid="009237e3"/>
    </style:style>
    <style:style style:name="T156" style:family="text">
      <style:text-properties officeooo:rsid="00925316"/>
    </style:style>
    <style:style style:name="T157" style:family="text">
      <style:text-properties fo:color="#ff3300"/>
    </style:style>
    <style:style style:name="T158" style:family="text">
      <style:text-properties fo:color="#ff0066"/>
    </style:style>
    <style:style style:name="T159" style:family="text">
      <style:text-properties fo:color="#ff0066" fo:font-weight="bold" officeooo:rsid="0099a633" style:font-weight-asian="bold" style:font-weight-complex="bold"/>
    </style:style>
    <style:style style:name="T160" style:family="text">
      <style:text-properties fo:background-color="#66ff66" loext:char-shading-value="0"/>
    </style:style>
    <style:style style:name="T161" style:family="text">
      <style:text-properties officeooo:rsid="0092d8fa" fo:background-color="#66ff66" loext:char-shading-value="0"/>
    </style:style>
    <style:style style:name="T162" style:family="text">
      <style:text-properties officeooo:rsid="00935b7d"/>
    </style:style>
    <style:style style:name="T163" style:family="text">
      <style:text-properties officeooo:rsid="009377c4"/>
    </style:style>
    <style:style style:name="T164" style:family="text">
      <style:text-properties officeooo:rsid="009594d1"/>
    </style:style>
    <style:style style:name="T165" style:family="text">
      <style:text-properties officeooo:rsid="0099a633"/>
    </style:style>
    <style:style style:name="T166" style:family="text">
      <style:text-properties officeooo:rsid="009b1990"/>
    </style:style>
    <style:style style:name="T167" style:family="text">
      <style:text-properties fo:color="#ff9999" fo:font-weight="bold" officeooo:rsid="0099a633" style:font-weight-asian="bold" style:font-weight-complex="bold"/>
    </style:style>
    <style:style style:name="T168" style:family="text">
      <style:text-properties fo:color="#99ff99" fo:font-weight="bold" officeooo:rsid="0099a633" style:font-weight-asian="bold" style:font-weight-complex="bold"/>
    </style:style>
    <style:style style:name="T169" style:family="text">
      <style:text-properties officeooo:rsid="00a0d704"/>
    </style:style>
    <style:style style:name="T170" style:family="text">
      <style:text-properties officeooo:rsid="00a2ab1b"/>
    </style:style>
    <style:style style:name="T171" style:family="text">
      <style:text-properties officeooo:rsid="00a35af7"/>
    </style:style>
    <style:style style:name="T172" style:family="text">
      <style:text-properties officeooo:rsid="00a4203d"/>
    </style:style>
    <style:style style:name="T173" style:family="text">
      <style:text-properties fo:color="#ff3333" officeooo:rsid="005f7baf"/>
    </style:style>
    <style:style style:name="T174" style:family="text">
      <style:text-properties fo:color="#00cc00" officeooo:rsid="005f7baf"/>
    </style:style>
    <style:style style:name="T175" style:family="text">
      <style:text-properties officeooo:rsid="00a4f682"/>
    </style:style>
    <style:style style:name="T176" style:family="text">
      <style:text-properties officeooo:rsid="00a60b96"/>
    </style:style>
    <style:style style:name="T177" style:family="text">
      <style:text-properties officeooo:rsid="00a745af"/>
    </style:style>
    <style:style style:name="T178" style:family="text">
      <style:text-properties officeooo:rsid="00a7f66e"/>
    </style:style>
    <style:style style:name="T179" style:family="text">
      <style:text-properties officeooo:rsid="00a8a808"/>
    </style:style>
    <style:style style:name="T180" style:family="text">
      <style:text-properties fo:color="#00ae00"/>
    </style:style>
    <style:style style:name="T181" style:family="text">
      <style:text-properties fo:font-size="12pt"/>
    </style:style>
    <style:style style:name="T182" style:family="text">
      <style:text-properties fo:color="#ff0000" style:font-name="Arial"/>
    </style:style>
    <style:style style:name="T183" style:family="text">
      <style:text-properties fo:color="#0000ff" style:font-name="Arial"/>
    </style:style>
    <style:style style:name="T184" style:family="text">
      <style:text-properties fo:color="#000000" style:font-name="Arial" fo:font-size="8pt" fo:font-weight="bold" style:font-size-asian="8pt" style:font-weight-asian="bold" style:font-size-complex="8pt" style:font-weight-complex="bold"/>
    </style:style>
    <style:style style:name="T185" style:family="text">
      <style:text-properties fo:color="#00ae00" style:font-name="Arial" fo:font-size="8pt" fo:font-weight="bold" style:font-size-asian="8pt" style:font-weight-asian="bold" style:font-size-complex="8pt" style:font-weight-complex="bold"/>
    </style:style>
    <style:style style:name="T186" style:family="text">
      <style:text-properties fo:color="#ffd320" style:font-name="Arial" fo:font-size="9pt" style:font-size-asian="9pt" style:font-size-complex="9pt"/>
    </style:style>
    <style:style style:name="T187" style:family="text">
      <style:text-properties fo:color="#ffd320" style:font-name="Arial" fo:font-size="8pt" style:font-size-asian="8pt" style:font-size-complex="8pt"/>
    </style:style>
    <style:style style:name="T188" style:family="text">
      <style:text-properties fo:color="#ffd320" style:font-name="Arial2" fo:font-size="11pt" style:font-size-asian="11pt" style:font-size-complex="11pt"/>
    </style:style>
    <style:style style:name="T189" style:family="text">
      <style:text-properties style:font-name="Arial" fo:font-size="10pt" style:font-size-asian="10pt" style:font-size-complex="10pt"/>
    </style:style>
    <style:style style:name="T190"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34">Rev <text:span text:style-name="T176">1.0</text:span></text:p>
      <text:h text:style-name="Heading_20_1" text:outline-level="1"><text:bookmark-start text:name="__RefHeading___Toc2770_494823359"/><text:span text:style-name="T169">1. </text:span>Introduction<text:bookmark-end text:name="__RefHeading___Toc2770_494823359"/></text:h>
      <text:p text:style-name="P60"><text:span text:style-name="T1">E</text:span>verything started with the question : “<text:span text:style-name="T1">Do we make it around the corner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7">strange things happen </text:span>if you use this plugin and rely on its data.</text:p>
      <text:p text:style-name="P26"/>
      <text:p text:style-name="P160"/>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2"><text:a xlink:type="simple" xlink:href="#__RefHeading___Toc2770_494823359" text:style-name="Index_20_Link" text:visited-style-name="Index_20_Link">1. Introduction<text:tab/>1</text:a></text:p>
          <text:p text:style-name="P163"><text:a xlink:type="simple" xlink:href="#__RefHeading___Toc2584_494823359" text:style-name="Index_20_Link" text:visited-style-name="Index_20_Link">1.1 What tactics_pi can do :<text:tab/>3</text:a></text:p>
          <text:p text:style-name="P163"><text:a xlink:type="simple" xlink:href="#__RefHeading___Toc2586_494823359" text:style-name="Index_20_Link" text:visited-style-name="Index_20_Link">1.2 Prerequisites :<text:tab/>5</text:a></text:p>
          <text:p text:style-name="P162"><text:a xlink:type="simple" xlink:href="#__RefHeading___Toc2588_494823359" text:style-name="Index_20_Link" text:visited-style-name="Index_20_Link">2. Basic functions which work without a polar file<text:tab/>5</text:a></text:p>
          <text:p text:style-name="P163"><text:a xlink:type="simple" xlink:href="#__RefHeading___Toc2590_494823359" text:style-name="Index_20_Link" text:visited-style-name="Index_20_Link">2.1 Calculate true wind data<text:tab/>5</text:a></text:p>
          <text:p text:style-name="P163"><text:a xlink:type="simple" xlink:href="#__RefHeading___Toc2592_494823359" text:style-name="Index_20_Link" text:visited-style-name="Index_20_Link">2.2 Calculate “Leeway”<text:tab/>6</text:a></text:p>
          <text:p text:style-name="P163"><text:a xlink:type="simple" xlink:href="#__RefHeading___Toc2594_494823359" text:style-name="Index_20_Link" text:visited-style-name="Index_20_Link">2.3 Calculate the surface current<text:tab/>8</text:a></text:p>
          <text:p text:style-name="P164"><text:a xlink:type="simple" xlink:href="#__RefHeading___Toc2596_494823359" text:style-name="Index_20_Link" text:visited-style-name="Index_20_Link">2.3.1 Activation of the current display<text:tab/>9</text:a></text:p>
          <text:p text:style-name="P163"><text:a xlink:type="simple" xlink:href="#__RefHeading___Toc2598_494823359" text:style-name="Index_20_Link" text:visited-style-name="Index_20_Link">2.4 Calculate and display the boat laylines<text:tab/>9</text:a></text:p>
          <text:p text:style-name="P163"><text:a xlink:type="simple" xlink:href="#__RefHeading___Toc2600_494823359" text:style-name="Index_20_Link" text:visited-style-name="Index_20_Link">2.5 Show wind barbs<text:tab/>10</text:a></text:p>
          <text:p text:style-name="P164"><text:a xlink:type="simple" xlink:href="#__RefHeading___Toc2602_494823359" text:style-name="Index_20_Link" text:visited-style-name="Index_20_Link">2.5.1 Activation of Wind barb display<text:tab/>11</text:a></text:p>
          <text:p text:style-name="P164"><text:a xlink:type="simple" xlink:href="#__RefHeading___Toc2604_494823359" text:style-name="Index_20_Link" text:visited-style-name="Index_20_Link">6. Instruments :<text:tab/>11</text:a></text:p>
          <text:p text:style-name="P163"><text:a xlink:type="simple" xlink:href="#__RefHeading___Toc2606_494823359" text:style-name="Index_20_Link" text:visited-style-name="Index_20_Link">2.6 Current Direction and Current Speed :<text:tab/>11</text:a></text:p>
          <text:p text:style-name="P163"><text:a xlink:type="simple" xlink:href="#__RefHeading___Toc2608_494823359" text:style-name="Index_20_Link" text:visited-style-name="Index_20_Link">2.7 Heel :<text:tab/>12</text:a></text:p>
          <text:p text:style-name="P163"><text:a xlink:type="simple" xlink:href="#__RefHeading___Toc2610_494823359" text:style-name="Index_20_Link" text:visited-style-name="Index_20_Link">2.8 Leeway :<text:tab/>12</text:a></text:p>
          <text:p text:style-name="P163"><text:a xlink:type="simple" xlink:href="#__RefHeading___Toc2612_494823359" text:style-name="Index_20_Link" text:visited-style-name="Index_20_Link">2.9 TWA to Waypoint<text:tab/>12</text:a></text:p>
          <text:p text:style-name="P163"><text:a xlink:type="simple" xlink:href="#__RefHeading___Toc2614_494823359" text:style-name="Index_20_Link" text:visited-style-name="Index_20_Link">2.10 “App.&amp; True Wind Angle” dial instrument with TWD display<text:tab/>12</text:a></text:p>
          <text:p text:style-name="P163"><text:a xlink:type="simple" xlink:href="#__RefHeading___Toc2616_494823359" text:style-name="Index_20_Link" text:visited-style-name="Index_20_Link">2.11 Average Wind Instrument<text:tab/>13</text:a></text:p>
          <text:p text:style-name="P162"><text:a xlink:type="simple" xlink:href="#__RefHeading___Toc2618_494823359" text:style-name="Index_20_Link" text:visited-style-name="Index_20_Link">3. Performance functions which need a polar file<text:tab/>14</text:a></text:p>
          <text:p text:style-name="P163"><text:a xlink:type="simple" xlink:href="#__RefHeading___Toc2620_494823359" text:style-name="Index_20_Link" text:visited-style-name="Index_20_Link">3.1 Load a polar file<text:tab/>14</text:a></text:p>
          <text:p text:style-name="P163"><text:a xlink:type="simple" xlink:href="#__RefHeading___Toc2622_494823359" text:style-name="Index_20_Link" text:visited-style-name="Index_20_Link">3.2 Display polar on chart<text:tab/>16</text:a></text:p>
          <text:p text:style-name="P163"><text:a xlink:type="simple" xlink:href="#__RefHeading___Toc2624_494823359" text:style-name="Index_20_Link" text:visited-style-name="Index_20_Link">3.3 Activation of the polar display on the chart<text:tab/>17</text:a></text:p>
          <text:p text:style-name="P163"><text:a xlink:type="simple" xlink:href="#__RefHeading___Toc2626_494823359" text:style-name="Index_20_Link" text:visited-style-name="Index_20_Link">3.4 Performance data<text:tab/>18</text:a></text:p>
          <text:p text:style-name="P163"><text:a xlink:type="simple" xlink:href="#__RefHeading___Toc2628_494823359" text:style-name="Index_20_Link" text:visited-style-name="Index_20_Link">3.5 Instruments which need a polar<text:tab/>18</text:a></text:p>
          <text:p text:style-name="P164"><text:a xlink:type="simple" xlink:href="#__RefHeading___Toc2630_494823359" text:style-name="Index_20_Link" text:visited-style-name="Index_20_Link">3.5.1 Polarspeed :<text:tab/>18</text:a></text:p>
          <text:p text:style-name="P164"><text:a xlink:type="simple" xlink:href="#__RefHeading___Toc2632_494823359" text:style-name="Index_20_Link" text:visited-style-name="Index_20_Link">3.5.2 Actual VMG:<text:tab/>19</text:a></text:p>
          <text:p text:style-name="P164"><text:a xlink:type="simple" xlink:href="#__RefHeading___Toc2634_494823359" text:style-name="Index_20_Link" text:visited-style-name="Index_20_Link">3.5.3 Target VMG-Angle :<text:tab/>19</text:a></text:p>
          <text:p text:style-name="P164"><text:a xlink:type="simple" xlink:href="#__RefHeading___Toc2636_494823359" text:style-name="Index_20_Link" text:visited-style-name="Index_20_Link">3.5.4 Target VMG :<text:tab/>19</text:a></text:p>
          <text:p text:style-name="P164"><text:a xlink:type="simple" xlink:href="#__RefHeading___Toc2638_494823359" text:style-name="Index_20_Link" text:visited-style-name="Index_20_Link">3.5.5 Actual CMG:<text:tab/>20</text:a></text:p>
          <text:p text:style-name="P164"><text:a xlink:type="simple" xlink:href="#__RefHeading___Toc2640_494823359" text:style-name="Index_20_Link" text:visited-style-name="Index_20_Link">3.5.6 Target CMG Angle :<text:tab/>20</text:a></text:p>
          <text:p text:style-name="P164"><text:a xlink:type="simple" xlink:href="#__RefHeading___Toc2642_494823359" text:style-name="Index_20_Link" text:visited-style-name="Index_20_Link">3.5.7 Target CMG :<text:tab/>20</text:a></text:p>
          <text:p text:style-name="P164"><text:a xlink:type="simple" xlink:href="#__RefHeading___Toc2644_494823359" text:style-name="Index_20_Link" text:visited-style-name="Index_20_Link">3.5.8 Polar Performance<text:tab/>20</text:a></text:p>
          <text:p text:style-name="P164"><text:a xlink:type="simple" xlink:href="#__RefHeading___Toc2646_494823359" text:style-name="Index_20_Link" text:visited-style-name="Index_20_Link">3.5.9 Bearing compass<text:tab/>21</text:a></text:p>
          <text:p text:style-name="P164"><text:a xlink:type="simple" xlink:href="#__RefHeading___Toc2648_494823359" text:style-name="Index_20_Link" text:visited-style-name="Index_20_Link">3.5.10 Polar Compass<text:tab/>24</text:a></text:p>
          <text:p text:style-name="P163"><text:a xlink:type="simple" xlink:href="#__RefHeading___Toc2650_494823359" text:style-name="Index_20_Link" text:visited-style-name="Index_20_Link">3.6 Temporary waypoint and Target-TWA laylines<text:tab/>26</text:a></text:p>
          <text:p text:style-name="P163"><text:a xlink:type="simple" xlink:href="#__RefHeading___Toc2652_494823359" text:style-name="Index_20_Link" text:visited-style-name="Index_20_Link">3.7 NKE style NMEA Performance Records and export to the instruments<text:tab/>28</text:a></text:p>
          <text:p text:style-name="P163"><text:a xlink:type="simple" xlink:href="#__RefHeading___Toc2654_494823359" text:style-name="Index_20_Link" text:visited-style-name="Index_20_Link">3.8 Settings in the INI file<text:tab/>31</text:a></text:p>
          <text:p text:style-name="P163"><text:a xlink:type="simple" xlink:href="#__RefHeading___Toc2656_494823359" text:style-name="Index_20_Link" text:visited-style-name="Index_20_Link">3.9 Restrictions/known issues at the time being :<text:tab/>34</text:a></text:p>
          <text:p text:style-name="P162"><text:a xlink:type="simple" xlink:href="#__RefHeading___Toc2658_494823359" text:style-name="Index_20_Link" text:visited-style-name="Index_20_Link">4. Terminology :<text:tab/>34</text:a></text:p>
          <text:p text:style-name="P162"><text:a xlink:type="simple" xlink:href="#__RefHeading___Toc2660_494823359" text:style-name="Index_20_Link" text:visited-style-name="Index_20_Link">5. Appendix<text:tab/>35</text:a></text:p>
          <text:p text:style-name="P164"><text:a xlink:type="simple" xlink:href="#__RefHeading___Toc2772_494823359" text:style-name="Index_20_Link" text:visited-style-name="Index_20_Link">5.1 How to align/check your magnetic compass with O<text:tab/>35</text:a></text:p>
          <text:p text:style-name="P162"><text:a xlink:type="simple" xlink:href="#__RefHeading___Toc2664_494823359" text:style-name="Index_20_Link" text:visited-style-name="Index_20_Link">6. History<text:tab/>36</text:a></text:p>
        </text:index-body>
      </text:table-of-content>
      <text:p text:style-name="P26"/>
      <text:h text:style-name="P196" text:outline-level="2"/>
      <text:h text:style-name="P198" text:outline-level="2"><text:bookmark-start text:name="__RefHeading___Toc2584_494823359"/><text:span text:style-name="T170">1.1 </text:span>What tactics_pi can do :<text:bookmark-end text:name="__RefHeading___Toc2584_494823359"/></text:h>
      <text:list xml:id="list8791553439019829752" text:style-name="L1">
        <text:list-item>
          <text:p text:style-name="P165">Calculate true wind data : TWA, TWD, TWS from true heading (HDT), speed through water (STW) and app. Wind speed (AWS), <text:span text:style-name="T121">with optional correction by heel-angle. Calculation is enabled via a preference setting and disables available true wind data from the bus throughout the tactics_pi plugin.</text:span> </text:p>
        </text:list-item>
      </text:list>
      <text:list xml:id="list1335680969414858765" text:style-name="L2">
        <text:list-item>
          <text:p text:style-name="P181"><text:span text:style-name="T3">C</text:span><text:span text:style-name="T2">alculate the “leeway”, the boat drift based on heel. </text:span><text:span text:style-name="T5">A common formula is used for that purpose.</text:span></text:p>
        </text:list-item>
        <text:list-item>
          <text:p text:style-name="P182"><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82"><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183"><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66">It can display the actual polar as overlay on the chart, including markers for Target-VMG/CMG angles. Just adopt your course and place your heading pointer on one of the markers, and you sail Target-VMG/CMG based on your polar ...</text:p>
        </text:list-item>
        <text:list-item>
          <text:p text:style-name="P168"><text:span text:style-name="T177">Y</text:span>ou can set a <text:span text:style-name="T30">(one !)</text:span> temporary <text:span text:style-name="T30">tactics </text:span>waypoint and <text:span text:style-name="T30">display</text:span> the laylines to the mark, based on a Target-TWA calculation, <text:span text:style-name="T30">while taking your polar into account.</text:span></text:p>
        </text:list-item>
        <text:list-item>
          <text:p text:style-name="P168"><text:span text:style-name="T177">I</text:span>t has a “dial instruments” called “Bearing compass”. Boat true heading <text:span text:style-name="T30">(HDT) </text:span><text:s/>points “up”, it shows the boat laylines <text:span text:style-name="T121">as well</text:span>, the <text:span text:style-name="T30">surface</text:span> current, a pointer to the waypoint (either set manually <text:span text:style-name="T30">as the temporary Tactics waypoint</text:span> or read from a NMEA RMB sentence), <text:span text:style-name="T178">needles for </text:span>AWA <text:span text:style-name="T178">and T</text:span>WA, marker<text:span text:style-name="T178">s</text:span> for the Target-<text:span text:style-name="T178">VMG/CMG angles</text:span>.</text:p>
        </text:list-item>
        <text:list-item>
          <text:p text:style-name="P167">It has a “Polar compass” instrument, graphically displaying the actual polar ring and markers for Bearing <text:span text:style-name="T179">to WP</text:span>, Target-VMG angles and Target<text:span text:style-name="T179">-</text:span>CMG angles.</text:p>
        </text:list-item>
        <text:list-item>
          <text:p text:style-name="P169">It has an “Average Wind” instrument with an adjustable averaging time, which displays graphically the average wind and its deviations to port / starboard</text:p>
        </text:list-item>
        <text:list-item>
          <text:p text:style-name="P170">It can create specific NMEA performance records with the purpose to export them to the displays of your instruments. <text:span text:style-name="T147">You can now e.g. calculate the polar target speed </text:span><text:soft-page-break/><text:span text:style-name="T147">in the plugin and send it to your instrument display outside in the cockpit. </text:span>Currently only available for NKE, but may be enhanced in the future.</text:p>
        </text:list-item>
        <text:list-item>
          <text:p text:style-name="P171">There are various settings, which I grouped in a separate tab. <text:span text:style-name="T104">To access the preferences screen, right mouse click on the tactics_pi window, then select “</text:span><text:span text:style-name="T73">Preferences ...</text:span><text:span text:style-name="T104">”<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draw:frame></text:p>
      <text:p text:style-name="P4"/>
      <text:p text:style-name="P4"/>
      <text:p text:style-name="P4"/>
      <text:p text:style-name="P4"/>
      <text:p text:style-name="P4"/>
      <text:p text:style-name="P50"><text:tab/>You'll find all seetings in a separate tab “<text:span text:style-name="T72">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draw:frame></text:p>
      <text:p text:style-name="P4"/>
      <text:p text:style-name="P4"/>
      <text:p text:style-name="P4"/>
      <text:p text:style-name="P4"/>
      <text:p text:style-name="P4"/>
      <text:p text:style-name="P4"/>
      <text:p text:style-name="P95">There are so-called ToolTips available for almost all of the preferences. Just <text:span text:style-name="T170">hover</text:span> the mouse over one of the prefs :</text:p>
      <text:p text:style-name="P95"><draw:frame draw:style-name="fr3" draw:name="Bild62" text:anchor-type="paragraph" svg:x="1.843cm" svg:y="0.208cm" svg:width="13.316cm" svg:height="6.498cm" draw:z-index="66"><draw:image xlink:href="Pictures/1000000000000275000001330DE905CC9C9A7846.png" xlink:type="simple" xlink:show="embed" xlink:actuate="onLoad"/></draw:frame></text:p>
      <text:h text:style-name="Heading_20_2" text:outline-level="2"><text:bookmark-start text:name="__RefHeading___Toc2586_494823359"/><text:soft-page-break/><text:span text:style-name="T170">1.2 </text:span>Prerequisit<text:span text:style-name="T111">e</text:span>s :<text:bookmark-end text:name="__RefHeading___Toc2586_494823359"/></text:h>
      <text:list xml:id="list3859626523411828383" text:style-name="L3">
        <text:list-item>
          <text:p text:style-name="P172"><text:span text:style-name="T77">You will need to activate </text:span><text:span text:style-name="T34">OpenGL</text:span><text:span text:style-name="T77">, if you want to use the chart overlay functions.</text:span></text:p>
        </text:list-item>
        <text:list-item>
          <text:p text:style-name="P173"><text:span text:style-name="T31">SOG, COG</text:span> from the GPS</text:p>
        </text:list-item>
        <text:list-item>
          <text:p text:style-name="P173">preferably <text:span text:style-name="T31">True Heading</text:span> from an electronic compass.<text:line-break/> if not available, magnetic heading will do, as long as you have magnetic variance available (either from the GPS RMC sentence or from the wmm_pi plugin)</text:p>
        </text:list-item>
        <text:list-item>
          <text:p text:style-name="P174"><text:span text:style-name="T31">Boat speed through water</text:span> from a log / “paddlewheel” sensor</text:p>
        </text:list-item>
        <text:list-item>
          <text:p text:style-name="P174"><text:span text:style-name="T31">Apparent wind angle</text:span> and <text:span text:style-name="T31">apparent wind speed</text:span></text:p>
        </text:list-item>
        <text:list-item>
          <text:p text:style-name="P174"><text:span text:style-name="T31">Heel sensor</text:span> which supplies your boat heel angle to <text:span text:style-name="T31">O</text:span><text:span text:style-name="T112"> as XDR sentence</text:span><text:line-break/>If not available, there's a workaround with manual input</text:p>
        </text:list-item>
        <text:list-item>
          <text:p text:style-name="P174">You need a polar file of your boat <text:span text:style-name="T122">to use all polar based performance calculations</text:span></text:p>
        </text:list-item>
        <text:list-item>
          <text:p text:style-name="P174"><text:span text:style-name="T3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4"/>
      <text:p text:style-name="P106">See also the Terminology at the very end for explanation of terms</text:p>
      <text:p text:style-name="P5"/>
      <text:h text:style-name="Heading_20_1" text:outline-level="1"><text:bookmark-start text:name="__RefHeading___Toc2588_494823359"/><text:span text:style-name="T169">2. </text:span>Basic functions which work w<text:span text:style-name="T115">ithout</text:span> a polar <text:span text:style-name="T58">file</text:span><text:bookmark-end text:name="__RefHeading___Toc2588_494823359"/></text:h>
      <text:h text:style-name="Heading_20_2" text:outline-level="2"><text:bookmark-start text:name="__RefHeading___Toc2590_494823359"/><text:span text:style-name="T169">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2">is done silently if you don’t have TWA, TWS, TWD available in your NMEA stream. </text:span><text:s/><text:span text:style-name="T132">Furthermore you can force the true wind calculation in the plugin by a preference setting. If the tick “</text:span><text:span text:style-name="T90">Force True Wind Calculation</text:span><text:span text:style-name="T123">” is set </text:span></text:p>
      <text:p text:style-name="P7"><draw:frame draw:style-name="fr1" draw:name="Bild35" text:anchor-type="paragraph" svg:width="12.989cm" svg:height="2.064cm" draw:z-index="44"><draw:image xlink:href="Pictures/10000000000001EB0000004E051885710738D8E2.png" xlink:type="simple" xlink:show="embed" xlink:actuate="onLoad"/></draw:frame></text:p>
      <text:p text:style-name="P7"/>
      <text:p text:style-name="P7"/>
      <text:p text:style-name="P7"><text:span text:style-name="T123">it does</text:span> <text:span text:style-name="T123">not matter if</text:span> TWA, TWS and TWD are <text:span text:style-name="T123">already </text:span>available <text:span text:style-name="T39">on the system or not. 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0">AWS, </text:span>STW, <text:span text:style-name="T40">and for TWD also true heading HDT.</text:span></text:p>
      <text:p text:style-name="P9"><text:soft-page-break/>If you don't have HDT on your system bus (but only HDG), you can <text:span text:style-name="T123">use</text:span> <text:span text:style-name="T31">wmm_pi</text:span>.</text:p>
      <text:p text:style-name="P9"><text:span text:style-name="T31">wmm_pi</text:span> supplies the magnetic variation and if running is taken into account to calculate HDT from HDG</text:p>
      <text:p text:style-name="P61">If you have a heel sensor in your system, and its data is <text:span text:style-name="T125">available</text:span> in O, you can use two corrections </text:p>
      <text:list xml:id="list8682929718215067467" text:style-name="L4">
        <text:list-item>
          <text:p text:style-name="P175"><text:span text:style-name="T88">Correct STW with Leeway :</text:span> <text:line-break/>the plugin can calculate your leeway (drift angle) based on on your heel sensor (see below). That means your boat is possibly moving sideways, which adds an <text:span text:style-name="T124">e</text:span>rror to the <text:span text:style-name="T125">True Wind </text:span>calculation. <text:span text:style-name="T124">Standard instruments normally do not take this effect into account, as far as I know. NKE does this correction in its regatta processor only, but not on their normal instruments.</text:span></text:p>
        </text:list-item>
        <text:list-item>
          <text:p text:style-name="P176"><text:span text:style-name="T88">Correct AWS/AWA with Heel</text:span><text:line-break/><text:span text:style-name="T124">This option corrects your AWS and AWA data by the heel angle. </text:span><text:span text:style-name="T47">Use this option with great care !.</text:span><text:span text:style-name="T124">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84"><text:span text:style-name="T97">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69">2.2 </text:span>Calculate “<text:span text:style-name="T40">L</text:span>eeway”<text:bookmark-end text:name="__RefHeading___Toc2592_494823359"/></text:h>
      <text:p text:style-name="P10">Leeway describes the drift of the boat due to the force of the wind. <text:span text:style-name="T126">Leeway is the basic input for the surface current calulation described later on. </text:span>Input for the <text:span text:style-name="T126">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41">The attribute in the preferences is called “</text:span><text:span text:style-name="T89">Boat's Leeway factor [0..20]:”</text:span></text:p>
      <text:p text:style-name="P11">The input range is 0...20, 10 is a good value to start with.</text:p>
      <text:p text:style-name="P10">If you don't have a heel sensor on board, you can <text:span text:style-name="T41">either set a fixed value ( e.g. 0 when motoring without sails), or </text:span>try to set up a very simple “heel polar”.</text:p>
      <text:p text:style-name="P63"><text:soft-page-break/>Heel polar :</text:p>
      <text:p text:style-name="P63"><draw:frame draw:style-name="fr2" draw:name="Bild36" text:anchor-type="paragraph" svg:width="10.807cm" svg:height="6.496cm" draw:z-index="32"><draw:image xlink:href="Pictures/10000000000001EE000001299C7498643D435133.png" xlink:type="simple" xlink:show="embed" xlink:actuate="onLoad"/></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6">of heel</text:span>. </text:p>
      <text:p text:style-name="P12">Then simply compare the O instruments display, for TWA and TWS, read the values from the scale and put it into the small table <text:span text:style-name="T126">above</text:span>.</text:p>
      <text:p text:style-name="P102">Please be sure to read <text:span text:style-name="T31">True Wind Angle</text:span> and <text:span text:style-name="T31">True Wind Speed</text:span> and not apparent wind angle and speed !!!</text:p>
      <text:p text:style-name="P12">I tried it on my own boat, comparing the heel polar values with those of my sensor. It works astonishingly <text:span text:style-name="T42">well</text:span>. </text:p>
      <text:p text:style-name="P14"><text:span text:style-name="T45">Even if you use the heel-polar, you have to estimate the</text:span> <text:span text:style-name="T41">“</text:span><text:span text:style-name="T89">Boat's Leeway factor [0..20]:</text:span><text:span text:style-name="T41">”</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43">fixed/max Leeway [°]:</text:span>” <text:span text:style-name="T42">is</text:span> dual purpose:</text:p>
      <text:list xml:id="list1562879502554311870" text:style-name="L5">
        <text:list-item>
          <text:p text:style-name="P185"><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77">If you set the radio button here, the routines always take 30°, no matter what your sensor calculates or your heel-polar would tell you.</text:p>
        </text:list-item>
      </text:list>
      <text:h text:style-name="Heading_20_2" text:outline-level="2"><text:bookmark-start text:name="__RefHeading___Toc2594_494823359"/><text:soft-page-break/><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7">(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6">HDT (degrees) / STW (length).</text:span></text:p>
      <text:p text:style-name="P29"><text:span text:style-name="T126">As your boat drifts with the wind, </text:span>the second vector is “course through water” (<text:span text:style-name="T119">CRS</text:span>, degrees) and STW (length)</text:p>
      <text:p text:style-name="P28">“course through water” is actually HDT with applied <text:span text:style-name="T126">l</text:span>eeway.</text:p>
      <text:p text:style-name="P64">The resulting vector between CRS/STW and COG/SOG is the surface current.</text:p>
      <text:p text:style-name="P114"/>
      <text:p text:style-name="P114"/>
      <text:p text:style-name="P114"><draw:line text:anchor-type="paragraph" draw:z-index="1" draw:style-name="gr1" draw:text-style-name="P215" svg:x1="2.335cm" svg:y1="1.86cm" svg:x2="10.511cm" svg:y2="0.034cm"><text:p text:style-name="P215">HDT / STW</text:p></draw:line><draw:line text:anchor-type="paragraph" draw:z-index="3" draw:style-name="gr3" draw:text-style-name="P216" svg:x1="9.135cm" svg:y1="1.86cm" svg:x2="10.511cm" svg:y2="0.034cm"><text:p text:style-name="P215"><text:span text:style-name="T45"><text:s text:c="2"/></text:span><text:span text:style-name="T45">Leeway</text:span></text:p></draw:line></text:p>
      <text:p text:style-name="P114"/>
      <text:p text:style-name="P114"><draw:line text:anchor-type="paragraph" draw:z-index="2" draw:style-name="gr2" draw:text-style-name="P215" svg:x1="2.335cm" svg:y1="0.198cm" svg:x2="9.135cm" svg:y2="0.198cm"><text:p text:style-name="P215">CRS / STW</text:p></draw:line><draw:line text:anchor-type="paragraph" draw:z-index="4" draw:style-name="gr2" draw:text-style-name="P215" svg:x1="2.335cm" svg:y1="0.198cm" svg:x2="8.42cm" svg:y2="2.057cm"><text:p text:style-name="P215">COG / SOG</text:p></draw:line><draw:line text:anchor-type="paragraph" draw:z-index="5" draw:style-name="gr4" draw:text-style-name="P217" svg:x1="8.421cm" svg:y1="2.057cm" svg:x2="9.135cm" svg:y2="0.231cm"><text:p text:style-name="P215"><text:span text:style-name="T180">Current</text:span></text:p><text:p text:style-name="P215"><text:span text:style-name="T180">speed / direction</text:span></text:p></draw:line></text:p>
      <text:p text:style-name="P114"/>
      <text:p text:style-name="P114"/>
      <text:p text:style-name="P114"/>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27">filtering</text:span> is applied, and the reading gets more stable. On the other hand, it starts lagging a bit.</text:p>
      <text:p text:style-name="P46"><text:span text:style-name="T127">The </text:span><text:span text:style-name="T37">lower</text:span><text:span text:style-name="T127"> the value, the more damping is applied</text:span>. Actually I'm e<text:span text:style-name="T127">x</text:span>perimenting in the range of 0.0<text:span text:style-name="T127">0</text:span>1 <text:s/>to 0.025. <text:span text:style-name="T127">Keep this value at the lower end, the start to increase, until it gets unstable.</text:span></text:p>
      <text:p text:style-name="P115"><draw:frame draw:style-name="fr1" draw:name="Bild5" text:anchor-type="paragraph" svg:width="12.804cm" svg:height="1.799cm" draw:z-index="34"><draw:image xlink:href="Pictures/10000000000001E400000044F51F5C486F2A196F.png" xlink:type="simple" xlink:show="embed" xlink:actuate="onLoad"/></draw:frame></text:p>
      <text:p text:style-name="P1"/>
      <text:p text:style-name="P1"/>
      <text:p text:style-name="P1"/>
      <text:p text:style-name="P1"/>
      <text:p text:style-name="P1"/>
      <text:h text:style-name="Heading_20_3" text:outline-level="3"><text:bookmark-start text:name="__RefHeading___Toc2596_494823359"/><text:soft-page-break/><text:span text:style-name="T169">2.</text:span>3.1 Activation of the current display<text:bookmark-end text:name="__RefHeading___Toc2596_494823359"/></text:h>
      <text:p text:style-name="P99">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draw:frame><text:span text:style-name="T155">To activate the current display on the chart by default, upon program start, navigate to the Preferences dialogue and </text:span>set the tick “<text:span text:style-name="T91">Display Current on Chart </text:span><text:span text:style-name="T94">(OpenGL)</text:span>”. <text:span text:style-name="T155">The preference is only setting the default. </text:span></text:p>
      <text:p text:style-name="P99">While navigating in OpenCPN, you can turn the current overlay display on / off as you like.</text:p>
      <text:p text:style-name="P82"><text:span text:style-name="T155">Just right-click on any Tactics_pi instrument and select “</text:span><text:span text:style-name="T91">Show </text:span><text:span text:style-name="T94">C</text:span><text:span text:style-name="T91">urrent</text:span><text:span text:style-name="T150">”.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draw:frame></text:p>
      <text:h text:style-name="Heading_20_2" text:outline-level="2"><text:bookmark-start text:name="__RefHeading___Toc2598_494823359"/><text:span text:style-name="T169">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812cm" svg:height="8.407cm" draw:z-index="7"><draw:image xlink:href="Pictures/1000000000000187000001753CD6069B0673C8CF.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he second layline (green in this example) simply shows you where you would get on the other tack / gybe when you <text:span text:style-name="T127">sail</text:span> the same TWA <text:span text:style-name="T127">after the tack</text:span>. <text:span text:style-name="T31">Leeway and current are </text:span><text:span text:style-name="T37">taken into account</text:span><text:span text:style-name="T31"> </text:span><text:span text:style-name="T37">for</text:span><text:span text:style-name="T31">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draw:frame></text:p>
      <text:p text:style-name="P22"/>
      <text:p text:style-name="P22"/>
      <text:p text:style-name="P22"/>
      <text:p text:style-name="P22"/>
      <text:p text:style-name="P22">The <text:span text:style-name="T92">Layline </text:span><text:span text:style-name="T88">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27">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and select “<text:span text:style-name="T88">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69">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draw:frame></text:p>
      <text:h text:style-name="Heading_20_3" text:outline-level="3"><text:bookmark-start text:name="__RefHeading___Toc2602_494823359"/><text:soft-page-break/><text:span text:style-name="T169">2.</text:span>5.1 Activation of Wind barb display<text:bookmark-end text:name="__RefHeading___Toc2602_494823359"/></text:h>
      <text:p text:style-name="P85"><text:span text:style-name="T155">To activate the wind barb display on the chart by default, upon program start, navigate to the Preferences dialogue and </text:span>set the tick “<text:span text:style-name="T91">Display </text:span><text:span text:style-name="T95">Wind Barb</text:span><text:span text:style-name="T91"> on Chart </text:span><text:span text:style-name="T94">(OpenGL)</text:span>”. <text:span text:style-name="T155">The preference is only setting the default. </text:span></text:p>
      <text:p text:style-name="P133"><draw:frame draw:style-name="fr3" draw:name="Bild11" text:anchor-type="paragraph" svg:x="0.034cm" svg:y="-0.123cm" svg:width="12.91cm" svg:height="1.508cm" draw:z-index="37"><draw:image xlink:href="Pictures/10000000000001E8000000398A34779016E55E3C.png" xlink:type="simple" xlink:show="embed" xlink:actuate="onLoad"/></draw:frame><text:span text:style-name="T25">While navigating in OpenCPN, you can turn the wind barb overlay display on / off as you like. Just right-click on any Tactics_pi instrument and select “</text:span><text:span text:style-name="T98">Show </text:span><text:span text:style-name="T99">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draw:frame></text:p>
      <text:p text:style-name="P128"><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draw:frame>This is the currently implemented wind barb scale (0-2kts has no feather at all) : </text:p>
      <text:p text:style-name="P67"/>
      <text:p text:style-name="P24"/>
      <text:h text:style-name="Heading_20_3" text:outline-level="3"><text:bookmark-start text:name="__RefHeading___Toc2604_494823359"/><text:span text:style-name="T35">6. </text:span><text:span text:style-name="T31">Instruments</text:span> :<text:bookmark-end text:name="__RefHeading___Toc2604_494823359"/></text:h>
      <text:p text:style-name="Text_20_body"/>
      <text:h text:style-name="Heading_20_2" text:outline-level="2"><text:bookmark-start text:name="__RefHeading___Toc2606_494823359"/><text:span text:style-name="T170">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draw:frame></text:p>
      <text:p text:style-name="P40"/>
      <text:p text:style-name="P40"/>
      <text:p text:style-name="P40"/>
      <text:p text:style-name="P40">Current direction means “current sets into ...”</text:p>
      <text:h text:style-name="Heading_20_2" text:outline-level="2"><text:bookmark-start text:name="__RefHeading___Toc2608_494823359"/><text:soft-page-break/><text:span text:style-name="T170">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draw:frame></text:p>
      <text:p text:style-name="P40"/>
      <text:p text:style-name="P40"><text:s/>In this example we heel to <text:span text:style-name="T31">starboard</text:span> !</text:p>
      <text:h text:style-name="Heading_20_2" text:outline-level="2"><text:bookmark-start text:name="__RefHeading___Toc2610_494823359"/><text:span text:style-name="T38">2.8 </text:span><text:span text:style-name="T31">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draw:frame></text:p>
      <text:p text:style-name="P40"/>
      <text:p text:style-name="P40">Boat drifts <text:span text:style-name="T128">0.5</text:span>° <text:span text:style-name="T31">to starboard</text:span> <text:span text:style-name="T115">due to heel</text:span></text:p>
      <text:h text:style-name="Heading_20_2" text:outline-level="2"><text:bookmark-start text:name="__RefHeading___Toc2612_494823359"/><text:span text:style-name="T170">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draw:frame></text:p>
      <text:p text:style-name="P40"/>
      <text:p text:style-name="P40"/>
      <text:p text:style-name="P42">It's meant to do a quick check of the TWA on the (new) tack prior to sailing the tack/gybe man<text:span text:style-name="T135">e</text:span>uver. <text:line-break/>Either place a WP in the GPS( NMEA--&gt; RMB) or simply drop the TacticsWP on the new course line.</text:p>
      <text:p text:style-name="P42"><text:span text:style-name="T135">As with the other functions, the “Tactics temp.WP” overrules the RMB coming in from a GPS.</text:span><text:line-break/><text:line-break/>It should give you an idea which <text:span text:style-name="T135">gennaker/spi or sail </text:span><text:s/>to select <text:span text:style-name="T135">on the next tack</text:span>.<text:line-break/></text:p>
      <text:h text:style-name="Heading_20_2" text:outline-level="2"><text:bookmark-start text:name="__RefHeading___Toc2614_494823359"/><text:span text:style-name="T170">2.10 “App.&amp; True Wind Angle”</text:span> <text:span text:style-name="T142">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draw:frame></text:p>
      <text:p text:style-name="P40"/>
      <text:h text:style-name="Heading_20_2" text:outline-level="2"/>
      <text:h text:style-name="Heading_20_2" text:outline-level="2"/>
      <text:h text:style-name="Heading_20_2" text:outline-level="2"/>
      <text:h text:style-name="Heading_20_2" text:outline-level="2"/>
      <text:p text:style-name="P161">I added the TWD to the dial instrument; this saves some space on the screen for an extra instrument</text:p>
      <text:p text:style-name="P161"/>
      <text:p text:style-name="P161"/>
      <text:h text:style-name="Heading_20_2" text:outline-level="2"><text:bookmark-start text:name="__RefHeading___Toc2616_494823359"/><text:soft-page-break/><text:span text:style-name="T170">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draw:frame><draw:frame draw:style-name="fr3" draw:name="Bild61" text:anchor-type="paragraph" svg:x="0.855cm" svg:y="0.392cm" svg:width="6.35cm" svg:height="9.081cm" draw:z-index="65"><draw:image xlink:href="Pictures/100000000000012C000001AD742FEAEC322C71DF.png" xlink:type="simple" xlink:show="embed" xlink:actuate="onLoad"/></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pan text:style-name="T165">The </text:span><text:span text:style-name="T159">red</text:span><text:span text:style-name="T165"> number in the center is the average wind direction, </text:span><text:span text:style-name="T167">left</text:span><text:span text:style-name="T165"> and </text:span><text:span text:style-name="T168">right</text:span><text:span text:style-name="T165"> is the</text:span> min and max <text:span text:style-name="T166">(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195" text:outline-level="1"><text:bookmark-start text:name="__RefHeading___Toc2618_494823359"/><text:soft-page-break/><text:span text:style-name="T169">3. </text:span>Performance functions <text:span text:style-name="T58">which</text:span> <text:span text:style-name="T58">need a </text:span>polar file<text:bookmark-end text:name="__RefHeading___Toc2618_494823359"/></text:h>
      <text:p text:style-name="Text_20_body"/>
      <text:h text:style-name="Heading_20_2" text:outline-level="2"><text:bookmark-start text:name="__RefHeading___Toc2620_494823359"/><text:span text:style-name="T169">3.1 L</text:span>oad a polar file <text:bookmark-end text:name="__RefHeading___Toc2620_494823359"/></text:h>
      <text:p text:style-name="P30">You can load a polar file <text:span text:style-name="T104">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3">1</text:span> lines for each TWA degree (0...180°) and 6<text:span text:style-name="T103">1</text:span> rows (0...60) for each knot of windspeed. It's a simple lookup table for the latter use, with the purpose to reduce the processor load and increase access speed in normal use.</text:p>
      <text:p text:style-name="P49">Loading Procedure :</text:p>
      <text:p text:style-name="P49">1. The whole array is prefilled with NAN values.</text:p>
      <text:p text:style-name="P49">2. The values from the polar file are placed at their corresponding spots in the array</text:p>
      <text:p text:style-name="P49">3. The missing data in between given values (= not NAN) is then filled with average values.</text:p>
      <text:p text:style-name="P49"/>
      <text:p text:style-name="P103">Please note :</text:p>
      <text:list xml:id="list5032839761007193834" text:style-name="L6">
        <text:list-item>
          <text:p text:style-name="P186">only polars with TWA / TWS / <text:span text:style-name="T61">STW, and TWS/STW in knots </text:span>make sense </text:p>
        </text:list-item>
        <text:list-item>
          <text:p text:style-name="P187">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3">of the extrapolation </text:span>is the range between the 0 kts windspeed and the first <text:span text:style-name="T60">given </text:span>value.</text:p>
      <text:p text:style-name="P32"><text:soft-page-break/><text:span text:style-name="T60">I do simple averaging here</text:span>.</text:p>
      <text:p text:style-name="P34">In other words : if <text:span text:style-name="T101">yellow</text:span> is the whole polar from TWS 0-60 kts and TWA 0-180°<text:span text:style-name="T103">prefilled with NAN, </text:span>and <text:span text:style-name="T46">red</text:span> is your polar data, you will get the <text:span text:style-name="T59">green</text:span> square <text:span text:style-name="T103">filled with data.</text:span></text:p>
      <text:p text:style-name="P31"/>
      <text:p text:style-name="P31"><draw:frame text:anchor-type="paragraph" draw:z-index="13" draw:style-name="gr9" draw:text-style-name="P222" svg:width="7.541cm" svg:height="1.463cm" svg:x="2.838cm" svg:y="-0.044cm"><draw:text-box><text:p><text:s text:c="26"/>TWS</text:p><text:p>0 <text:s text:c="59"/>60kts</text:p></draw:text-box></draw:frame></text:p>
      <text:p text:style-name="P31"><draw:rect text:anchor-type="paragraph" draw:z-index="9" draw:style-name="gr5" draw:text-style-name="P218" svg:width="7.806cm" svg:height="3.89cm" svg:x="2.838cm" svg:y="0.273cm"><text:p/></draw:rect><draw:frame text:anchor-type="paragraph" draw:z-index="12" draw:style-name="gr8" draw:text-style-name="P221" svg:width="4.123cm" svg:height="0.976cm" draw:transform="rotate (1.58493349373605) translate (1.86443055555556cm 4.40972222222222cm)"><draw:text-box><text:p><text:span text:style-name="T181"><text:s text:c="17"/></text:span><text:span text:style-name="T181">TWA</text:span></text:p><text:p><text:span text:style-name="T181">180 <text:s text:c="28"/>0</text:span></text:p></draw:text-box></draw:frame></text:p>
      <text:p text:style-name="P34"><draw:rect text:anchor-type="paragraph" draw:z-index="10" draw:style-name="gr6" draw:text-style-name="P219" svg:width="6.642cm" svg:height="2.647cm" svg:x="3.473cm" svg:y="-0.002cm"><text:p/></draw:rect><draw:rect text:anchor-type="paragraph" draw:z-index="11" draw:style-name="gr7" draw:text-style-name="P220"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6">(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draw:frame></text:p>
      <text:p text:style-name="P69">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draw:frame><text:soft-page-break/></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2" text:outline-level="2"><text:bookmark-start text:name="__RefHeading___Toc2622_494823359"/><text:span text:style-name="T169">3</text:span>.<text:span text:style-name="T152">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6">ring</text:span>. The polar orientation is related to the true wind direction, and it shows <text:span text:style-name="T44">blue</text:span><text:span text:style-name="T151"> </text:span>markers for the Target-VMG angles up- and downwind, and <text:span text:style-name="T55">red</text:span><text:span text:style-name="T151"> markers for </text:span>the Target-CMG angle<text:span text:style-name="T156">s</text:span> (if you have an active NMEA-RMB-sentence or a Tactics_pi waypoint set).</text:p>
      <text:p text:style-name="P78">There’s also a small <text:span text:style-name="T43">blue</text:span> HDT line diplayed. <text:span text:style-name="T151">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4">blue</text:span><text:span text:style-name="T151"> </text:span>HDT pointer on one of the Target-VMG / - CMG markers. </text:p>
      <text:p text:style-name="P84">As you can see here, there may be 2 <text:span text:style-name="T157">red</text:span> CMG markers, the <text:span text:style-name="T31">preferred one has the bigger</text:span> <text:span text:style-name="T31">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draw:frame><text:soft-page-break/></text:p>
      <text:p text:style-name="P77"/>
      <text:h text:style-name="Heading_20_2" text:outline-level="2"><text:bookmark-start text:name="__RefHeading___Toc2624_494823359"/><text:span text:style-name="T169">3</text:span>.<text:span text:style-name="T153">3</text:span> Activation of the polar display on the chart<text:bookmark-end text:name="__RefHeading___Toc2624_494823359"/></text:h>
      <text:p text:style-name="P79"><text:s/><text:span text:style-name="T155">To activate the polar display on the chart by default, upon program start, navigate to the Preferences dialogue and </text:span>set the tick “<text:span text:style-name="T93">Show polar on chart (OpenGL)</text:span>”. <text:span text:style-name="T155">The preference is only setting the default. </text:span></text:p>
      <text:p text:style-name="P100"><draw:frame draw:style-name="fr3" draw:name="Bild51" text:anchor-type="paragraph" svg:x="0cm" svg:y="0.102cm" svg:width="13.083cm" svg:height="2.519cm" draw:z-index="56"><draw:image xlink:href="Pictures/100000000000026A00000077DF8ECB717B67C7B4.png" xlink:type="simple" xlink:show="embed" xlink:actuate="onLoad"/></draw:frame>While navigating in OpenCPN, you can turn the polar overlay display on / off as you like.</text:p>
      <text:p text:style-name="P79"><text:span text:style-name="T155">Just right-click on any Tactics_pi instrument and select “</text:span><text:span text:style-name="T91">Show </text:span><text:span text:style-name="T94">Polar</text:span><text:span text:style-name="T150">”.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draw:frame></text:p>
      <text:p text:style-name="P77"/>
      <text:p text:style-name="P77"/>
      <text:h text:style-name="Heading_20_2" text:outline-level="2"><text:bookmark-start text:name="__RefHeading___Toc2626_494823359"/><text:soft-page-break/><text:span text:style-name="T169">3.4 </text:span>Performance data <text:bookmark-end text:name="__RefHeading___Toc2626_494823359"/></text:h>
      <text:p text:style-name="P35">various performance data is available as text instruments. <text:s/><text:span text:style-name="T79">See the following chart for reference on the different terms in relation to a polar curve</text:span></text:p>
      <text:p text:style-name="P35"><draw:g text:anchor-type="paragraph" draw:z-index="29" draw:style-name="gr10"><draw:line draw:style-name="gr11" draw:text-style-name="P215" svg:x1="5.309cm" svg:y1="5.973cm" svg:x2="10.278cm" svg:y2="1.466cm"><text:p/></draw:line><draw:line draw:style-name="gr12" draw:text-style-name="P215" svg:x1="5.378cm" svg:y1="9.615cm" svg:x2="5.378cm" svg:y2="1.092cm"><text:p/></draw:line><draw:rect draw:style-name="gr13" draw:text-style-name="P223" svg:width="0.179cm" svg:height="0.182cm" svg:x="5.378cm" svg:y="3.464cm"><text:p/></draw:rect><draw:rect draw:style-name="gr13" draw:text-style-name="P223" svg:width="0.179cm" svg:height="0.182cm" svg:x="5.394cm" svg:y="9.147cm"><text:p/></draw:rect><draw:line draw:style-name="gr14" draw:text-style-name="P224" svg:x1="5.394cm" svg:y1="5.909cm" svg:x2="5.378cm" svg:y2="3.434cm"><text:p text:style-name="P215"><text:span text:style-name="T182">VMG</text:span></text:p></draw:line><draw:line draw:style-name="gr15" draw:text-style-name="P225" svg:x1="5.378cm" svg:y1="1.4cm" svg:x2="5.378cm" svg:y2="-0.868cm"><text:p text:style-name="P215"><text:span text:style-name="T183">True Wind</text:span></text:p></draw:line><draw:line draw:style-name="gr16" draw:text-style-name="P215" svg:x1="5.394cm" svg:y1="5.909cm" svg:x2="12.483cm" svg:y2="3.882cm"><text:p/></draw:line><draw:line draw:style-name="gr17" draw:text-style-name="P226" svg:x1="5.309cm" svg:y1="5.907cm" svg:x2="9.509cm" svg:y2="4.745cm"><text:p text:style-name="P215"><text:span text:style-name="T184">Polar Speed</text:span></text:p></draw:line><draw:line draw:style-name="gr18" draw:text-style-name="P227" svg:x1="5.394cm" svg:y1="5.909cm" svg:x2="8.098cm" svg:y2="5.191cm"><text:p text:style-name="P215"><text:span text:style-name="T185">Act. Boat Speed</text:span></text:p></draw:line><draw:line draw:style-name="gr11" draw:text-style-name="P215" svg:x1="5.309cm" svg:y1="5.911cm" svg:x2="12.483cm" svg:y2="5.911cm"><text:p/></draw:line><draw:polyline draw:style-name="gr19" draw:text-style-name="P215" svg:width="6.285cm" svg:height="4.711cm" draw:transform="skewX (1.2577098521892E-016) rotate (1.11456726032358) translate (4.04320088942651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28" svg:x1="5.378cm" svg:y1="3.464cm" svg:x2="10.615cm" svg:y2="3.434cm"><text:p/></draw:line><draw:line draw:style-name="gr20" draw:text-style-name="P229" svg:x1="5.378cm" svg:y1="5.909cm" svg:x2="8.093cm" svg:y2="3.464cm"><text:p text:style-name="P215"><text:span text:style-name="T186">Target Speed</text:span></text:p></draw:line><draw:line draw:style-name="gr16" draw:text-style-name="P228" svg:x1="4.981cm" svg:y1="9.328cm" svg:x2="10.807cm" svg:y2="9.297cm"><text:p/></draw:line><draw:line draw:style-name="gr20" draw:text-style-name="P230" svg:x1="5.394cm" svg:y1="5.911cm" svg:x2="6.996cm" svg:y2="9.292cm"><text:p text:style-name="P215"><text:span text:style-name="T187">Target Speed</text:span></text:p></draw:line><draw:ellipse draw:style-name="gr12" draw:text-style-name="P228" svg:width="0.172cm" svg:height="0.14cm" svg:x="8.008cm" svg:y="3.364cm"><text:p/></draw:ellipse><draw:ellipse draw:style-name="gr12" draw:text-style-name="P228" svg:width="0.172cm" svg:height="0.14cm" svg:x="6.929cm" svg:y="9.22cm"><text:p/></draw:ellipse><draw:ellipse draw:style-name="gr21" draw:text-style-name="P231" svg:width="7.314cm" svg:height="6.047cm" svg:x="2.753cm" svg:y="-0.334cm" draw:kind="arc" draw:start-angle="17.97" draw:end-angle="105.79"><text:p text:style-name="P215"><text:span text:style-name="T188">Target VMG angle</text:span></text:p><text:p text:style-name="P215"><text:span text:style-name="T188">= Target TWA</text:span></text:p></draw:ellipse><draw:ellipse draw:style-name="gr13" draw:text-style-name="P232" svg:width="0.556cm" svg:height="0.53cm" svg:x="2.574cm" svg:y="1.215cm"><text:p/></draw:ellipse><draw:ellipse draw:style-name="gr12" draw:text-style-name="P228" svg:width="0.214cm" svg:height="0.188cm" svg:x="2.759cm" svg:y="1.404cm"><text:p/></draw:ellipse><draw:frame draw:style-name="gr22" draw:text-style-name="P233" svg:width="2.458cm" svg:height="0.53cm" svg:x="1.219cm" svg:y="1.646cm"><draw:text-box><text:p><text:span text:style-name="T189">Waypoint</text:span></text:p></draw:text-box></draw:frame><draw:line draw:style-name="gr16" draw:text-style-name="P215" svg:x1="5.394cm" svg:y1="5.909cm" svg:x2="1.88cm" svg:y2="-0.228cm"><text:p/></draw:line><draw:line draw:style-name="gr11" draw:text-style-name="P215" svg:x1="4.849cm" svg:y1="4.911cm" svg:x2="7.922cm" svg:y2="3.251cm"><text:p/></draw:line><draw:line draw:style-name="gr23" draw:text-style-name="P234" svg:x1="4.849cm" svg:y1="4.912cm" svg:x2="5.378cm" svg:y2="5.909cm"><text:p text:style-name="P215"><text:span text:style-name="T190">CMG</text:span></text:p></draw:line><draw:ellipse draw:style-name="gr12" draw:text-style-name="P228" svg:width="0.174cm" svg:height="0.142cm" svg:x="7.188cm" svg:y="3.568cm"><text:p/></draw:ellipse><draw:line draw:style-name="gr12" draw:text-style-name="P215" svg:x1="4.971cm" svg:y1="4.826cm" svg:x2="4.849cm" svg:y2="4.641cm"><text:p/></draw:line><draw:line draw:style-name="gr12" draw:text-style-name="P215" svg:x1="4.72cm" svg:y1="4.72cm" svg:x2="4.849cm" svg:y2="4.641cm"><text:p/></draw:line></draw:g></text:p>
      <text:p text:style-name="P35"/>
      <text:p text:style-name="P37">For <text:span text:style-name="T108">some of the </text:span>instruments I split the display in a % value <text:span text:style-name="T128">for your current speed in relation of </text:span>the <text:span text:style-name="T115">polar</text:span> data value <text:span text:style-name="T128">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draw:frame></text:p>
      <text:p text:style-name="P35"/>
      <text:p text:style-name="P37">In this example, we're currently doing (only) 51%, of what the polar <text:span text:style-name="T108">has stored as optimum value. A</text:span>ccording to the polar we should be able to do 1<text:span text:style-name="T63">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199" text:outline-level="3"><text:bookmark-start text:name="__RefHeading___Toc2630_494823359"/><text:span text:style-name="T38">3.5.1 </text:span><text:span text:style-name="T31">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draw:frame></text:p>
      <text:p text:style-name="P35"/>
      <text:p text:style-name="P35"><text:soft-page-break/>This is simply the reference of what speed we should be able to sail based on our current TWA / TWS values. The % <text:span text:style-name="T108">value</text:span> is the reference to STW.</text:p>
      <text:p text:style-name="P36"><text:span text:style-name="T108">This is </text:span><text:span text:style-name="T109">actual boat speed</text:span><text:span text:style-name="T108"> versus </text:span><text:span text:style-name="T33">polar speed</text:span><text:span text:style-name="T108"> in the drawing above.</text:span></text:p>
      <text:p text:style-name="P35">Values below 100% mean, where slower than the polar says, above 100% mean where faster than the polar (we should run vdr_pi now to record the data) :-)</text:p>
      <text:p text:style-name="P39">Useful in crosswind / reaching conditions <text:span text:style-name="T78">without a waypoint</text:span></text:p>
      <text:p text:style-name="P156"><text:span text:style-name="T66">It shows the optimum speed for the </text:span><text:span text:style-name="T69">given </text:span><text:span text:style-name="T66">wind conditions. </text:span></text:p>
      <text:p text:style-name="P39"><text:s/></text:p>
      <text:h text:style-name="Heading_20_3" text:outline-level="3"><text:bookmark-start text:name="__RefHeading___Toc2632_494823359"/><text:span text:style-name="T38">3.5.2 </text:span><text:span text:style-name="T31">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draw:frame></text:p>
      <text:p text:style-name="P35"/>
      <text:p text:style-name="P35"/>
      <text:p text:style-name="P35">Is the “Velocity made good” refering to the wind direction. <text:span text:style-name="T62">The means we're moving with 6,27 kts into wind direction. Also works when we sail downwind (then it's off the wind)</text:span></text:p>
      <text:p text:style-name="P155"><text:span text:style-name="T67">VMG = </text:span><text:span text:style-name="T68">STW</text:span><text:span text:style-name="T67"> * cosine (True Wind Angle) </text:span></text:p>
      <text:p text:style-name="P35"/>
      <text:h text:style-name="Heading_20_3" text:outline-level="3"><text:bookmark-start text:name="__RefHeading___Toc2634_494823359"/><text:span text:style-name="T170">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draw:frame></text:p>
      <text:p text:style-name="P35"/>
      <text:p text:style-name="P35"/>
      <text:p text:style-name="P38"><text:span text:style-name="T108">Also known as </text:span><text:span text:style-name="T102">Target TWA</text:span><text:span text:style-name="T129">;</text:span><text:span text:style-name="T113"> </text:span><text:span text:style-name="T114">t</text:span>his is the optimum TWA (True Wind Angle) when sailing upwind or downwind <text:span text:style-name="T78">for a given wind speed</text:span>, based on your polar data. <text:span text:style-name="T31">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0">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draw:frame></text:p>
      <text:p text:style-name="P35"/>
      <text:p text:style-name="P47">Also known as “target boat speed” <text:span text:style-name="T108">(</text:span><text:span text:style-name="T102">target speed</text:span><text:span text:style-name="T108"> in the diagram above)</text:span></text:p>
      <text:p text:style-name="P38">This is the reference to the Target VMG-<text:span text:style-name="T105">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oft-page-break/><text:span text:style-name="T170">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draw:frame></text:p>
      <text:p text:style-name="P38"/>
      <text:p text:style-name="P38">Actual <text:span text:style-name="T31">C</text:span>ourse <text:span text:style-name="T33">M</text:span>ade <text:span text:style-name="T33">G</text:span>ood = <text:span text:style-name="T120">aka VMC; the component of your boat </text:span>speed<text:span text:style-name="T145">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draw:frame></text:p>
      <text:p text:style-name="P154"><text:span text:style-name="T67">CMG = </text:span><text:span text:style-name="T68">STW</text:span><text:span text:style-name="T67"> * cosine (Heading - Marks bearing) </text:span></text:p>
      <text:p text:style-name="P157"/>
      <text:p text:style-name="P158">Quite valuable on reaching courses towards a waypoint.</text:p>
      <text:p text:style-name="P38"/>
      <text:h text:style-name="Heading_20_3" text:outline-level="3"><text:bookmark-start text:name="__RefHeading___Toc2640_494823359"/><text:span text:style-name="T170">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draw:frame></text:p>
      <text:p text:style-name="P40"/>
      <text:p text:style-name="P41">Optimum angle to sail fastest to a waypoint, based on your polar data (Like VMG, but not up-/downwind but towards a waypoint). <text:s/></text:p>
      <text:p text:style-name="P104"/>
      <text:h text:style-name="Heading_20_3" text:outline-level="3"><text:bookmark-start text:name="__RefHeading___Toc2642_494823359"/><text:span text:style-name="T170">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draw:frame></text:p>
      <text:p text:style-name="P40"/>
      <text:p text:style-name="P40">Same as <text:span text:style-name="T74">T</text:span><text:span text:style-name="T72">arget VMG</text:span>, but towards a waypoint. Means : “If we would sail 130° (Target CMG Angle, from ex. Above), we would move towards the waypoint with 11.98 knots, but currently we're only doing 64% of that. </text:p>
      <text:p text:style-name="P105">Comment : Calculation is verified, but it doesn't tell you (yet) if you're on the correct tack</text:p>
      <text:h text:style-name="Heading_20_3" text:outline-level="3"><text:bookmark-start text:name="__RefHeading___Toc2644_494823359"/><text:span text:style-name="T170">3.5.8 </text:span>Polar Performance<text:bookmark-end text:name="__RefHeading___Toc2644_494823359"/></text:h>
      <text:p text:style-name="P126"><text:s text:c="2"/>– sail trimming aid --</text:p>
      <text:p text:style-name="P109"><draw:frame draw:style-name="fr2" draw:name="Bild33" text:anchor-type="paragraph" svg:width="17cm" svg:height="4.56cm" draw:z-index="47"><draw:image xlink:href="Pictures/10000000000002BD000000BCDA2F37F0CC23EDDC.png" xlink:type="simple" xlink:show="embed" xlink:actuate="onLoad"/></draw:frame><text:soft-page-break/></text:p>
      <text:p text:style-name="P125">A new graphical instrument like Wind-History or Baro-History.</text:p>
      <text:p text:style-name="P125">It simply plots the <text:span text:style-name="T59">STW</text:span> (speed through water) as percentage of the <text:span text:style-name="T31">polar </text:span><text:span text:style-name="T36">speed </text:span>data<text:span text:style-name="T31"> </text:span>(=100%) for the actual true wind speed TWS and true wind angle TWA. <text:span text:style-name="T117">It is this comparison in the polar chart above, plotted as %</text:span></text:p>
      <text:p text:style-name="P125"><draw:frame draw:style-name="fr5" draw:name="Bild34" text:anchor-type="paragraph" svg:x="3.473cm" svg:y="-0.097cm" svg:width="4.551cm" svg:height="1.72cm" draw:z-index="31"><draw:image xlink:href="Pictures/10000000000000AC000000411DC2F722D9360E1C.png" xlink:type="simple" xlink:show="embed" xlink:actuate="onLoad"/></draw:frame></text:p>
      <text:p text:style-name="P125"/>
      <text:p text:style-name="P125">The idea is a simple sail trimming aid, as the percentage value is quite stable in comparison to the real speed values. <text:span text:style-name="T117">And TWA / TWS is constantly adjusted while reading the polar data.</text:span></text:p>
      <text:p text:style-name="P125"><text:span text:style-name="T118">Message</text:span> : as long as the filtered curve points upwards your trim adjustments were right, if it points down, you're sailing worse <text:span text:style-name="T117">than before </text:span>...</text:p>
      <text:p text:style-name="P108">Comment : <text:s/>Still needs probably adjustments with the damping factor, # of points plotted, etc. </text:p>
      <text:p text:style-name="P107"/>
      <text:h text:style-name="Heading_20_3" text:outline-level="3"><text:bookmark-start text:name="__RefHeading___Toc2646_494823359"/><text:span text:style-name="T169">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draw:frame></text:h>
      <text:p text:style-name="Text_20_body"/>
      <text:p text:style-name="Text_20_body"/>
      <text:p text:style-name="Text_20_body"/>
      <text:p text:style-name="P2"/>
      <text:p text:style-name="P101"/>
      <text:p text:style-name="P101"/>
      <text:p text:style-name="P101"/>
      <text:p text:style-name="P43">Nice dial instrument, inspired by NKEs tactics page, which I called <text:span text:style-name="T72">Bearing Compass</text:span>.</text:p>
      <text:p text:style-name="P43"><text:span text:style-name="T31">UP- direction</text:span> is HDT, <text:span text:style-name="T106">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draw:frame></text:p>
      <text:p text:style-name="P55"><text:soft-page-break/></text:p>
      <text:p text:style-name="P17">Surface Current:</text:p>
      <text:p text:style-name="P44">We see the blue <text:span text:style-name="T106">surface </text:span>current arrow based on boat heading (HDT) and the<text:span text:style-name="T106">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draw:frame></text:p>
      <text:p text:style-name="P43"/>
      <text:p text:style-name="P18"/>
      <text:p text:style-name="P17">Needles for TWA and AWA : </text:p>
      <text:p text:style-name="P43">Fu<text:span text:style-name="T110">r</text:span>thermore we have the <text:span text:style-name="T43">blue, thin arrow</text:span>, which is TWA on boat axis. It also shows the TWD on the degree scale <text:span text:style-name="T106">(315°) </text:span><text:s/>and the AWA arrow in <text:span text:style-name="T65">orange/yellow </text:span><text:span text:style-name="T66">(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37">sailing </text:span><text:span text:style-name="T31">the same TWA on the other tack.</text:span></text:p>
      <text:p text:style-name="P43">Leeway and current are taken into account. </text:p>
      <text:p text:style-name="P65">Use the second layline together with the waypoint marker described below.</text:p>
      <text:p text:style-name="P110"><text:span text:style-name="T3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11">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6">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draw:frame></text:p>
      <text:p text:style-name="P43"/>
      <text:p text:style-name="P43"/>
      <text:p text:style-name="P43"><text:soft-page-break/>Simply adopt your course to place your blue TWA-arrow on the Target-<text:span text:style-name="T106">VMG</text:span> pointer, and you sail optimum (polar based) speed up-/or downwind.</text:p>
      <text:p text:style-name="P43"/>
      <text:p text:style-name="P17">Waypoint marker : </text:p>
      <text:p text:style-name="P43">If a waypoint is active, either by a NMEA-RMB sentence from your GPS or the temporary tactics WP which you can place on the chart, you will see the WP as a <text:span text:style-name="T45">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draw:frame></text:p>
      <text:p text:style-name="P43"/>
      <text:p text:style-name="P43"/>
      <text:p text:style-name="P45"/>
      <text:p text:style-name="P45"/>
      <text:p text:style-name="P25">Change your course and place it under the layline ( <text:span text:style-name="T110">the </text:span>red <text:span text:style-name="T110">one </text:span>in this example) and you will directly bump into it.</text:p>
      <text:p text:style-name="P52">Or use the second layline to determine when it is time to tack towards <text:span text:style-name="T110">the</text:span> waypoint and when you will make it around the WP (the red dot should be outside the second layline <text:s/>then) </text:p>
      <text:p text:style-name="P52"/>
      <text:p text:style-name="P17">Additional data :</text:p>
      <text:p text:style-name="P25">The top 2 <text:s/>corners show the <text:span text:style-name="T110">b</text:span>earing to the WP and the name of the WP <text:span text:style-name="T106">(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draw:frame></text:p>
      <text:p text:style-name="P25"/>
      <text:p text:style-name="P25"><text:span text:style-name="T106">DTW = </text:span>the distance to the WP and predicted speed over ground on the other tack, <text:span text:style-name="T31">assuming that you sail the same TWA</text:span> on the other tack. This simply drops out of the surface current calculation …</text:p>
      <text:h text:style-name="P201" text:outline-level="3"><text:bookmark-start text:name="__RefHeading___Toc2648_494823359"/>3.5.10 Polar Compass<text:bookmark-end text:name="__RefHeading___Toc2648_494823359"/></text:h>
      <text:p text:style-name="P86"><text:span text:style-name="T153">I </text:span>derived this instrument from Bearing Compass. Once you loaded a polar, it shows you the actual polar ring. The size <text:span text:style-name="T172">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draw:frame><text:soft-page-break/>The polar is rotated with the TWD, which is shown as thin blue line here. In this example True Wind Direction is ~226°, the wind is blowing from port aft. Please note the vertical <text:span text:style-name="T163">True </text:span>Heading line, highlighted in <text:span text:style-name="T161">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draw:frame></text:p>
      <text:p text:style-name="P87">The 4 <text:span text:style-name="T43">blue</text:span> markers (triangles) are showing the Target-VMG-Angles up- and downwind. They are based on the actual polar ring and are moving with the with the polar.</text:p>
      <text:p text:style-name="P87">The <text:span text:style-name="T158">red</text:span> maker(s) (triangles) are the Target-CMG Angles towards a Waypoint. <text:span text:style-name="T162">They are only shown if you have an active Waypoint set (via NMEA-RMB or the ‘temp. TacticsWP’).</text:span></text:p>
      <text:p text:style-name="P87">The <text:span text:style-name="T158">red</text:span> dot inside the compass shows the bearing to the waypoint.</text:p>
      <text:p text:style-name="P87">In contrary to <text:span text:style-name="T31">Bearing Compass</text:span>, the VMG/CMG markers are shown in conjunction with the polar and are rotating with the polar/true wind angle.</text:p>
      <text:p text:style-name="P136">To sail optimum VMG<text:span text:style-name="T162">-</text:span> or CMG<text:span text:style-name="T162">-Angle</text:span>, change your course in a way that <text:span text:style-name="T31">the boats heading line</text:span> (<text:span text:style-name="T160">green</text:span> markup above) <text:s/><text:span text:style-name="T31">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draw:frame>Top left and right data fields show</text:p>
      <text:list xml:id="list5964645494755745674" text:style-name="L7">
        <text:list-item>
          <text:p text:style-name="P178">DTW = Distance to Waypoint</text:p>
        </text:list-item>
        <text:list-item>
          <text:p text:style-name="P178">Waypoint name (here : TacticsWP)</text:p>
        </text:list-item>
        <text:list-item>
          <text:p text:style-name="P178">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draw:frame><text:soft-page-break/>The 2 bottom fields are </text:p>
      <text:list xml:id="list8605430502379299651" text:style-name="L8">
        <text:list-item>
          <text:p text:style-name="P179">T-PS : Target-PolarSpeed on the left</text:p>
        </text:list-item>
        <text:list-item>
          <text:p text:style-name="P179">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pan text:style-name="T76">For those who are interested in the theory of CMG calculation</text:span><text:span text:style-name="T164">, s</text:span>ee the following example with the markups below:</text:p>
      <text:p text:style-name="P89"><text:soft-page-break/>We have <text:span text:style-name="T43">TWD</text:span>, shown with the <text:span text:style-name="T43">blue</text:span> <text:span text:style-name="T43">arrow</text:span>. The polar is rotated with TWD.</text:p>
      <text:p text:style-name="P89">Next we have the bearing to our WP, see the <text:span text:style-name="T154">solid purple</text:span> line “Bearing”.</text:p>
      <text:p text:style-name="P89">From this solid purple bearing line, we have to find the tangens on the polar curve to both sides. The tangens is -- in relation to the purple bearing line – the highest point of the polar curve. <text:span text:style-name="T164">Graphically one draws perpendicular lines from the purple bearing line to either side until it just touches the polar curve. The length on the purple bearing line, measured from the 0-point of the polar, to the perpendicular intersections (marked </text:span><text:span text:style-name="T56">CMG</text:span><text:span text:style-name="T164">)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draw:frame></text:p>
      <text:p text:style-name="P89"/>
      <text:h text:style-name="P197"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6">You can <text:span text:style-name="T63">right-</text:span>click on any place in the chart and drop a temporary waypoint (exactly one).</text:p>
      <text:p text:style-name="P96"><draw:frame draw:style-name="fr3" draw:name="Bild2" text:anchor-type="paragraph" svg:x="4.822cm" svg:y="-0.097cm" svg:width="7.034cm" svg:height="5.443cm" draw:z-index="68"><draw:image xlink:href="Pictures/1000000000000128000000E57B157A680F00C719.png" xlink:type="simple" xlink:show="embed" xlink:actuate="onLoad"/></draw:frame></text:p>
      <text:p text:style-name="P135"/>
      <text:p text:style-name="P135"/>
      <text:p text:style-name="P135"/>
      <text:p text:style-name="P135"><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6"><draw:frame draw:style-name="fr5" draw:name="Bild1" text:anchor-type="paragraph" svg:x="3.879cm" svg:y="0.261cm" svg:width="7.742cm" svg:height="7.322cm" draw:z-index="71"><draw:image xlink:href="Pictures/10000000000001CE000001B50909D0F33CE92926.png" xlink:type="simple" xlink:show="embed" xlink:actuate="onLoad"/></draw:frame></text:p>
      <text:p text:style-name="P3"/>
      <text:p text:style-name="P132"/>
      <text:p text:style-name="P132"/>
      <text:p text:style-name="P132"/>
      <text:p text:style-name="P132"/>
      <text:p text:style-name="P132"/>
      <text:p text:style-name="P132"/>
      <text:p text:style-name="P132"/>
      <text:p text:style-name="P96"/>
      <text:p text:style-name="P135"><text:span text:style-name="T2">You can delete that waypoint as any other WP. Select it with right click and choose “</text:span><text:span text:style-name="T96">Delete</text:span><text:span text:style-name="T2">”. </text:span></text:p>
      <text:p text:style-name="P97">You can drag the waypoint on the chart, it behaves like a normal waypoint. Depending on your settings in <text:span text:style-name="T75">O </text:span>you may have to open the WP properties to drag. </text:p>
      <text:p text:style-name="P98">Currently it takes the Target-<text:span text:style-name="T106">VMG </text:span>(Target-<text:span text:style-name="T106">TWA</text:span>) angle up-/downwind and applies it to our boat as well as to the mark (Tactics temp. WP). <text:s/></text:p>
      <text:p text:style-name="P98">If there is a line intersection, it chops off the lines at the intersection, et voilà ….</text:p>
      <text:p text:style-name="P98">Colours green and red are again the wind directions green = wind from starboard, red = wind from port</text:p>
      <text:p text:style-name="P98"><text:span text:style-name="T31">Additionally</text:span> I do a <text:span text:style-name="T137">polar based </text:span>calculation<text:span text:style-name="T137"> </text:span>to see if the direct course would be faster <text:span text:style-name="T130">compared to the Target-VMG calculation</text:span>. </text:p>
      <text:p text:style-name="P98"><draw:frame draw:style-name="fr5" draw:name="Bild24" text:anchor-type="paragraph" svg:x="9.43cm" svg:y="1.429cm" svg:width="7.646cm" svg:height="4.847cm" draw:z-index="69"><draw:image xlink:href="Pictures/100000000000019400000100C7F451C0A9A1F82D.png" xlink:type="simple" xlink:show="embed" xlink:actuate="onLoad"/></draw:frame><draw:frame draw:style-name="fr5" draw:name="Bild42" text:anchor-type="paragraph" svg:x="0.942cm" svg:y="1.475cm" svg:width="7.22cm" svg:height="4.893cm" draw:z-index="70"><draw:image xlink:href="Pictures/10000000000001A90000012019ACFA3427281D72.png" xlink:type="simple" xlink:show="embed" xlink:actuate="onLoad"/></draw:frame>In that case you'll get a red <text:span text:style-name="T136">or </text:span>green line <text:span text:style-name="T136">directly to the waypoint. Colour depends on the side the wind is blowing from. Wind from port → </text:span><text:span text:style-name="T173">red</text:span><text:span text:style-name="T136">, wind from starboard → </text:span><text:span text:style-name="T174">green</text:span></text:p>
      <text:p text:style-name="P98"/>
      <text:p text:style-name="P98"/>
      <text:p text:style-name="P98"/>
      <text:p text:style-name="P98"/>
      <text:p text:style-name="P98"/>
      <text:p text:style-name="P98"/>
      <text:p text:style-name="P98">As you can see here I'm placing a wind barb also on the tactics waypoint.</text:p>
      <text:p text:style-name="P112"><text:soft-page-break/>Please note : </text:p>
      <text:p text:style-name="P113">In contrast to weather routing, I'm explicitly not using grib files here <text:span text:style-name="T130">for current/wind info</text:span>. Th<text:span text:style-name="T130">e “Temp. Tactics Waypoint”</text:span> is meant for a quick, near run around a buoy, <text:span text:style-name="T106">cape</text:span> of an island, <text:span text:style-name="T64">etc. </text:span>using the live wind data we currently experience <text:span text:style-name="T130">and the momentary surface current</text:span>. <text:span text:style-name="T64">Just drop a mark on the chart and off you go. Delete it, drop it somewhere else, and boom, off you go again. Maximum one tack/gybe not more.</text:span></text:p>
      <text:h text:style-name="P202" text:outline-level="3"/>
      <text:p text:style-name="P88"/>
      <text:h text:style-name="Heading_20_2" text:outline-level="2"><text:bookmark-start text:name="__RefHeading___Toc2652_494823359"/><text:span text:style-name="T169">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30">$PNKEP,01,x.x,N,x.x,K*hh&lt;CR&gt;&lt;LF&gt;</text:p>
      <text:p text:style-name="P72"><text:s text:c="21"/>| <text:s text:c="8"/>\ target speed in km/h</text:p>
      <text:p text:style-name="P72"><text:s text:c="21"/>\ target speed in knots</text:p>
      <text:p text:style-name="P20"><text:span text:style-name="T149">C</text:span>ourse on next tack </text:p>
      <text:p text:style-name="P130">$PNKEP,02,x.x*hh&lt;CR&gt;&lt;LF&gt;</text:p>
      <text:p text:style-name="P72"><text:s text:c="22"/>\ <text:span text:style-name="T149">Course</text:span> <text:span text:style-name="T149">(COG) on other tack from</text:span> 0 <text:span text:style-name="T149">to</text:span> 359°</text:p>
      <text:p text:style-name="P20">Opt. VMG angle and performance up and downwind <text:s/></text:p>
      <text:p text:style-name="P130">$PNKEP,03,x.x,x.x,x.x*hh&lt;CR&gt;&lt;LF&gt;</text:p>
      <text:p text:style-name="P72"><text:s text:c="22"/>| <text:s text:c="4"/>| <text:s text:c="3"/>\ performance downwind from 0 to 99%</text:p>
      <text:p text:style-name="P72"><text:s text:c="22"/>| <text:s text:c="4"/>\ performance upwind from 0 to 99%</text:p>
      <text:p text:style-name="P72"><text:s text:c="22"/>\ opt. VMG angle <text:s/>0 à 359°</text:p>
      <text:p text:style-name="P21"><text:soft-page-break/>Angles <text:span text:style-name="T149">to</text:span> optimise <text:s/>CMG <text:span text:style-name="T149">and </text:span>VMG <text:span text:style-name="T149">and corresponding</text:span> gain<text:span text:style-name="T45"> </text:span><text:span text:style-name="T48">(</text:span><text:span text:style-name="T54">available but to be verified</text:span><text:span text:style-name="T48">)</text:span></text:p>
      <text:p text:style-name="P130">$PNKEP,04,x.x,x.x,x.x,x.x*hh&lt;CR&gt;&lt;LF&gt;</text:p>
      <text:p text:style-name="P72"><text:s text:c="22"/>| <text:s text:c="4"/>| <text:s text:c="3"/>| <text:s text:c="4"/>\ Gain VMG <text:span text:style-name="T149">from</text:span> 0 <text:span text:style-name="T149">to</text:span> 999%</text:p>
      <text:p text:style-name="P72"><text:s text:c="22"/>| <text:s text:c="4"/>| <text:s text:c="3"/>\ Angle <text:span text:style-name="T149">to</text:span> optimise VMG <text:span text:style-name="T149">from</text:span> 0 <text:span text:style-name="T149">to</text:span> 359°</text:p>
      <text:p text:style-name="P72"><text:s text:c="22"/>| <text:s text:c="4"/>\ Gain CMG <text:span text:style-name="T149">from</text:span> 0 <text:span text:style-name="T149">to</text:span> 999%</text:p>
      <text:p text:style-name="P72"><text:s text:c="22"/>\ Angle <text:span text:style-name="T149">to</text:span> optimise <text:s/>CMG <text:span text:style-name="T149">from</text:span> 0 <text:span text:style-name="T149">to</text:span> 359°</text:p>
      <text:p text:style-name="P20">Direction and speed of sea current</text:p>
      <text:p text:style-name="P130">$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48">183</text:span> records <text:span text:style-name="T148">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draw:frame></text:p>
      <text:p text:style-name="P70"/>
      <text:p text:style-name="P70"/>
      <text:p text:style-name="P70"/>
      <text:p text:style-name="P70"/>
      <text:p text:style-name="P70"/>
      <text:p text:style-name="P70"/>
      <text:p text:style-name="P70">These 5 NMEA<text:span text:style-name="T148">183</text:span>-records all begin with <text:s/>$PNKEP <text:span text:style-name="T148">and </text:span>are created on the fly using the data calculated in the plugin and are sent to OpenCPNs NMEA stream. <text:span text:style-name="T45">To send the records to your instruments, you have to define an outgoing connection in you Interface </text:span><text:soft-page-break/><text:span text:style-name="T45">connections</text:span>, e.g. like this :</text:p>
      <text:list xml:id="list1400685942672581928" text:style-name="L9">
        <text:list-item>
          <text:p text:style-name="P188"><draw:frame draw:style-name="fr3" draw:name="Bild48" text:anchor-type="paragraph" svg:x="2.11cm" svg:y="0.005cm" svg:width="11.218cm" svg:height="19.057cm" draw:z-index="52"><draw:image xlink:href="Pictures/1000000000000242000003D6FC7B91FA785071FE.png" xlink:type="simple" xlink:show="embed" xlink:actuate="onLoad"/></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31"><text:span text:style-name="T51">NKE exports the </text:span><text:span text:style-name="T52">$</text:span><text:span text:style-name="T51">PNKEP sentences as soon as they’re available on the topline bus. Normally they’re calculated in their regatta processor and then exported </text:span><text:span text:style-name="T52">to</text:span><text:span text:style-name="T51"> the PC.</text:span></text:p>
      <text:list xml:id="list2029184882858924253" text:style-name="L10">
        <text:list-item>
          <text:p text:style-name="P189"><text:span text:style-name="T52">Therefore</text:span><text:span text:style-name="T51"> </text:span><text:span text:style-name="T53">ignore</text:span><text:span text:style-name="T51"> all incoming $PNKEP sentences !<text:line-break/></text:span><text:span text:style-name="T70">Click on </text:span><text:span text:style-name="T71">Input filtering</text:span><text:span text:style-name="T70"> (see screenshot above), select </text:span><text:span text:style-name="T71">Ignore sencences</text:span><text:span text:style-name="T70"> and add PNKEP.</text:span></text:p>
        </text:list-item>
        <text:list-item>
          <text:p text:style-name="P189"><text:soft-page-break/><text:span text:style-name="T49">Don’t forget to re-init your NMEA data stream </text:span><text:span text:style-name="T50">in your instruments</text:span><text:span text:style-name="T49">, to make sure the new records are accepted.</text:span></text:p>
        </text:list-item>
      </text:list>
      <text:h text:style-name="P200" text:outline-level="3"/>
      <text:h text:style-name="Heading_20_2" text:outline-level="2"><text:bookmark-start text:name="__RefHeading___Toc2654_494823359"/><text:span text:style-name="T170">3.8 </text:span>Settings in the INI file<text:bookmark-end text:name="__RefHeading___Toc2654_494823359"/></text:h>
      <text:p text:style-name="P25">I added a complete tab “Performance parameters” with <text:span text:style-name="T83">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draw:frame></text:p>
      <text:p text:style-name="P68"/>
      <text:p text:style-name="P68">The <text:span text:style-name="T75">Apply</text:span> button set the global variables which are used for the preferences directly, <text:soft-page-break/>without closing the pref’s window.</text:p>
      <text:p text:style-name="P57">All parameters are written to the opencpn.ini file <text:span text:style-name="T141">using the </text:span><text:s/><text:span text:style-name="T141">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dashboard” keys, but added <text:span text:style-name="T130">some </text:span></text:p>
      <text:p text:style-name="P57"/>
      <text:p text:style-name="P57">Relevant are :</text:p>
      <text:p text:style-name="P119">[PlugIns/Tactics]</text:p>
      <text:p text:style-name="P116">…</text:p>
      <text:p text:style-name="P116">CurrentDampingFactor=0.003</text:p>
      <text:p text:style-name="P116">MinLaylineWidth=2</text:p>
      <text:p text:style-name="P116">MaxLaylineWidth=30</text:p>
      <text:p text:style-name="P116">LaylineWidthDampingFactor=0.2</text:p>
      <text:p text:style-name="P116">ShowCurrentOnChart=1</text:p>
      <text:p text:style-name="P116">LaylineLenghtonChart=5</text:p>
      <text:p text:style-name="P119">[PlugIns/Tactics/BearingCompass]</text:p>
      <text:p text:style-name="P116">DampingDeltaCoG=0.<text:span text:style-name="T130">4</text:span></text:p>
      <text:p text:style-name="P116">MinLaylineDegrees=<text:span text:style-name="T130">2</text:span></text:p>
      <text:p text:style-name="P116">MaxLaylineDegrees=30</text:p>
      <text:p text:style-name="P119">[PlugIns/Tactics/Performance]</text:p>
      <text:p text:style-name="P116">PolarFile=C:\\apps\\OpenCPN 4.1.925\\plugins\\weather_routing_pi\\data\\polars\\Aki950routage.pol</text:p>
      <text:p text:style-name="P116">PolarLookupTableOutputFile=C:\\temp\\Polar.txt</text:p>
      <text:p text:style-name="P116">BoatLeewayFactor=<text:span text:style-name="T130">8</text:span></text:p>
      <text:p text:style-name="P116">fixedLeeway=30</text:p>
      <text:p text:style-name="P116">UseHeelSensor=1</text:p>
      <text:p text:style-name="P116">UseFixedLeeway=0</text:p>
      <text:p text:style-name="P116">UseManHeelInput=0</text:p>
      <text:p text:style-name="P117">UseSOGforTWCalc=1</text:p>
      <text:p text:style-name="P116">Heel_5kn_45Degree=5</text:p>
      <text:p text:style-name="P116">Heel_5kn_90Degree=5</text:p>
      <text:p text:style-name="P116">Heel_5kn_135Degree=10</text:p>
      <text:p text:style-name="P116">Heel_10kn_45Degree=8</text:p>
      <text:p text:style-name="P116"><text:soft-page-break/>Heel_10kn_90Degree=10</text:p>
      <text:p text:style-name="P116">Heel_10kn_135Degree=11</text:p>
      <text:p text:style-name="P116">Heel_15kn_45Degree=25</text:p>
      <text:p text:style-name="P116">Heel_15kn_90Degree=20</text:p>
      <text:p text:style-name="P116">Heel_15kn_135Degree=13</text:p>
      <text:p text:style-name="P116">Heel_20kn_45Degree=20</text:p>
      <text:p text:style-name="P116">Heel_20kn_90Degree=16</text:p>
      <text:p text:style-name="P116">Heel_20kn_135Degree=15</text:p>
      <text:p text:style-name="P116">Heel_25kn_45Degree=25</text:p>
      <text:p text:style-name="P116">Heel_25kn_90Degree=20</text:p>
      <text:p text:style-name="P116">Heel_25kn_135Degree=20</text:p>
      <text:p text:style-name="P118">UseSOGforTWCalc=1</text:p>
      <text:p text:style-name="P118">ExpPolarSpeed=1</text:p>
      <text:p text:style-name="P118">ExpCourseOtherTack=0</text:p>
      <text:p text:style-name="P118">ExpTargetVMG=1</text:p>
      <text:p text:style-name="P118">ExpVMG_CMG_Diff_Gain=0</text:p>
      <text:p text:style-name="P118">ExpCurrent=1</text:p>
      <text:p text:style-name="P123"><text:s/>I think they are selfexplaining, if you <text:span text:style-name="T84">compare</text:span> the settings <text:span text:style-name="T106">with the </text:span>preferences screenshot above.</text:p>
      <text:p text:style-name="P122">All damping factors are “alpha” from the standard exponential smoothing formula, <text:span text:style-name="T106">except </text:span><text:span text:style-name="T100">CurrentDampingFactor</text:span><text:span text:style-name="T85"> </text:span><text:span text:style-name="T81">where I'm </text:span><text:span text:style-name="T82">using</text:span><text:span text:style-name="T81"> double exponential smoothing at the moment.</text:span></text:p>
      <text:p text:style-name="P121">They should range between something above 0 and 1, the smaller the number, the higher the damping, 1 means no filtering at all</text:p>
      <text:p text:style-name="P127">Recommendation : Use <text:span text:style-name="T100">CurrentDampingFactor</text:span><text:span text:style-name="T87"> <text:s/></text:span><text:span text:style-name="T80">with low values, like 0.03 to get a stable reading</text:span></text:p>
      <text:p text:style-name="P121">One interesting key, which is not available in the preferences screen is <text:span text:style-name="T87">PolarLookupTableOutputFile</text:span></text:p>
      <text:p text:style-name="P121"><text:span text:style-name="T80">As explained earlier, the polar file is loaded into an array. </text:span><text:span text:style-name="T81">When you set this key, you can </text:span><text:span text:style-name="T80">dump that array to a (tab delimited) text file, which can be read e.g. with notepad++.</text:span></text:p>
      <text:p text:style-name="P121"><text:span text:style-name="T80">As mentioned earlier, this array is prefilled with NAN values, </text:span><text:span text:style-name="T81">NANs</text:span><text:span text:style-name="T80"> are reflected in the file as “-1.#J”. </text:span></text:p>
      <text:p text:style-name="P121"><text:span text:style-name="T80">If you want to see/check that, just add that key manually under section </text:span><text:span text:style-name="T86">[PlugIns/Tactics/Performance]</text:span></text:p>
      <text:p text:style-name="P124">Make sure the path exists and the given file is writeable. There's no safety checks implemented here, so use at your own risk.</text:p>
      <text:p text:style-name="P124"/>
      <text:p text:style-name="P120"><text:soft-page-break/>There are more keys and sections for tactics_pi but all others came with dashboard_pi and <text:s/>were not touched by me.</text:p>
      <text:p text:style-name="P120"/>
      <text:h text:style-name="Heading_20_2" text:outline-level="2"><text:bookmark-start text:name="__RefHeading___Toc2656_494823359"/><text:span text:style-name="T171">3.9 </text:span>Restrictions/known issues at the time being :<text:bookmark-end text:name="__RefHeading___Toc2656_494823359"/></text:h>
      <text:p text:style-name="P81"/>
      <text:list xml:id="list2759137762735552796" text:style-name="L11">
        <text:list-item>
          <text:p text:style-name="P180">Wind barb display on chart ends at 47 knots. Any windspeed higher than that is displayed as “45 knots”. <text:span text:style-name="T175">With more than 47 kts, I’m personally not really interested anymore in a correct wind barb display … ;-)</text:span></text:p>
        </text:list-item>
      </text:list>
      <text:p text:style-name="P120"/>
      <text:h text:style-name="Heading_20_1" text:outline-level="1"><text:bookmark-start text:name="__RefHeading___Toc2658_494823359"/><text:span text:style-name="T170">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52">Term</text:p>
            </table:table-cell>
            <table:table-cell table:style-name="Terminology.B1" office:value-type="string">
              <text:p text:style-name="P152">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1">A</text:span>pparent <text:span text:style-name="T31">W</text:span>ind <text:span text:style-name="T31">A</text:span>ngle; the relative wind angle measured by your wind sensor, related to the boat axis<text:span text:style-name="T30">(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1">A</text:span>pparent <text:span text:style-name="T31">W</text:span>ind <text:span text:style-name="T32">S</text:span><text:span text:style-name="T30">peed; the </text:span>relative <text:span text:style-name="T30">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1">C</text:span>ourse <text:span text:style-name="T31">M</text:span>ade <text:span text:style-name="T31">G</text:span>ood; the speed <text:span text:style-name="T107">approaching</text:span> a waypoint</text:p>
          </table:table-cell>
        </table:table-row>
        <table:table-row>
          <table:table-cell table:style-name="Terminology.A2" office:value-type="string">
            <text:p text:style-name="P53">COG</text:p>
          </table:table-cell>
          <table:table-cell table:style-name="Terminology.B2" office:value-type="string">
            <text:p text:style-name="P53"><text:span text:style-name="T31">C</text:span>ourse <text:span text:style-name="T31">O</text:span>ver <text:span text:style-name="T31">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1">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19">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1">S</text:span>peed <text:span text:style-name="T31">O</text:span>ver <text:span text:style-name="T31">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1">S</text:span>peed <text:span text:style-name="T31">T</text:span>hrough <text:span text:style-name="T31">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0">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6">true </text:span>wind direction <text:span text:style-name="T116">(</text:span>without a waypoint<text:span text:style-name="T116">)</text:span></text:p>
          </table:table-cell>
        </table:table-row>
        <text:soft-page-break/>
        <table:table-row>
          <table:table-cell table:style-name="Terminology.A2" office:value-type="string">
            <text:p text:style-name="P6">TWA</text:p>
          </table:table-cell>
          <table:table-cell table:style-name="Terminology.B2" office:value-type="string">
            <text:p text:style-name="P6"><text:span text:style-name="T31">T</text:span>rue <text:span text:style-name="T31">W</text:span>ind <text:span text:style-name="T31">A</text:span>ngle; the angle of the true wind relative to the boat axis (0°...180°). The unit then gives you the direction <text:span text:style-name="T115">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1">T</text:span>rue <text:span text:style-name="T31">W</text:span>ind <text:span text:style-name="T31">D</text:span>irection; <text:span text:style-name="T39">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1">T</text:span>rue <text:span text:style-name="T31">W</text:span>ind <text:span text:style-name="T31">S</text:span>peed; the speed of the wind in the atmosphere</text:p>
          </table:table-cell>
        </table:table-row>
        <table:table-row>
          <table:table-cell table:style-name="Terminology.A2" office:value-type="string">
            <text:p text:style-name="P139">VMC</text:p>
          </table:table-cell>
          <table:table-cell table:style-name="Terminology.B2" office:value-type="string">
            <text:p text:style-name="P139"><text:span text:style-name="T31">V</text:span>elocity <text:span text:style-name="T31">M</text:span>ade on <text:span text:style-name="T31">C</text:span>ourse; same as CMG</text:p>
          </table:table-cell>
        </table:table-row>
        <table:table-row>
          <table:table-cell table:style-name="Terminology.A2" office:value-type="string">
            <text:p text:style-name="P138">VMG</text:p>
          </table:table-cell>
          <table:table-cell table:style-name="Terminology.B2" office:value-type="string">
            <text:p text:style-name="P138"><text:span text:style-name="T31">V</text:span>elocity <text:span text:style-name="T31">M</text:span>ade <text:span text:style-name="T31">G</text:span>ood; the speed up-/downwind with reference to the <text:span text:style-name="T116">true </text:span>wind direction</text:p>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row>
          <table:table-cell table:style-name="Terminology.A2" office:value-type="string">
            <text:p text:style-name="P137"/>
          </table:table-cell>
          <table:table-cell table:style-name="Terminology.B2" office:value-type="string">
            <text:p text:style-name="P137"/>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0">5.1 </text:span>How to align/<text:span text:style-name="T143">check</text:span> your magnetic compass with O<text:bookmark-end text:name="__RefHeading___Toc2772_494823359"/></text:h>
      <text:list xml:id="list1855344461481258094" text:style-name="L12">
        <text:list-item>
          <text:p text:style-name="P191">Swing your compass as described by the manufacturer</text:p>
        </text:list-item>
        <text:list-item>
          <text:p text:style-name="P190">Connect your GPS to O to get a stable position </text:p>
        </text:list-item>
      </text:list>
      <text:list xml:id="list7287225384391419874" text:style-name="L13">
        <text:list-item>
          <text:p text:style-name="P193">make sure you have true heading available (use wmm_pi, in case you don't get the mag. variation from the GPS) </text:p>
        </text:list-item>
        <text:list-item>
          <text:p text:style-name="P194"><text:span text:style-name="T131">directly in O, </text:span>set your heading predictor to a high value, e.g. 10 miles</text:p>
        </text:list-item>
      </text:list>
      <text:p text:style-name="P159"><draw:frame draw:style-name="fr5" draw:name="Bild38" text:anchor-type="paragraph" svg:x="1.08cm" svg:y="0.056cm" svg:width="15.863cm" svg:height="3.057cm" draw:z-index="40"><draw:image xlink:href="Pictures/10000000000002D10000008B23AACC8CA9DCEB98.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list xml:id="list210152401665195" text:continue-numbering="true" text:style-name="L13">
        <text:list-item>
          <text:p text:style-name="P194">Put the mouse onto the <text:span text:style-name="T131">(thin HDT) </text:span>preditor line towards the end of the line (<text:span text:style-name="T131">the </text:span>long line reduce<text:span text:style-name="T131">s the</text:span> error) </text:p>
        </text:list-item>
      </text:list>
      <text:p text:style-name="P159"><draw:frame draw:style-name="fr7" draw:name="Bild39" text:anchor-type="paragraph" svg:width="17cm" svg:height="11.222cm" draw:z-index="41"><draw:image xlink:href="Pictures/1000000000000303000001FD62E7FF4B579284C7.png" xlink:type="simple" xlink:show="embed" xlink:actuate="onLoad"/></draw:frame><text:soft-page-break/></text:p>
      <text:list xml:id="list210153079499563" text:continue-numbering="true" text:style-name="L13">
        <text:list-header>
          <text:p text:style-name="P194"><text:s/></text:p>
        </text:list-header>
        <text:list-item>
          <text:p text:style-name="P193">simply compare now true heading with the status line or the "From Ownship" display... </text:p>
        </text:list-item>
        <text:list-item>
          <text:p text:style-name="P192">then adjust your compass (in this case : -1°) </text:p>
        </text:list-item>
      </text:list>
      <text:p text:style-name="Text_20_body">That's it…</text:p>
      <text:h text:style-name="Heading_20_1" text:outline-level="1"><text:bookmark-start text:name="__RefHeading___Toc2664_494823359"/><text:span text:style-name="T170">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53">Rev</text:p>
            </table:table-cell>
            <table:table-cell table:style-name="History.A1" office:value-type="string">
              <text:p text:style-name="P153">Date</text:p>
            </table:table-cell>
            <table:table-cell table:style-name="History.C1" office:value-type="string">
              <text:p text:style-name="P153">Remark</text:p>
            </table:table-cell>
          </table:table-row>
        </table:table-header-rows>
        <table:table-row>
          <table:table-cell table:style-name="History.A2" office:value-type="string">
            <text:p text:style-name="P140">1.0</text:p>
          </table:table-cell>
          <table:table-cell table:style-name="History.A2" office:value-type="string">
            <text:p text:style-name="P140">24.05.2016</text:p>
          </table:table-cell>
          <table:table-cell table:style-name="History.C2" office:value-type="string">
            <text:p text:style-name="P140">Initial release</text:p>
          </table:table-cell>
        </table:table-row>
        <table:table-row>
          <table:table-cell table:style-name="History.A2" office:value-type="string">
            <text:p text:style-name="P140">1.1</text:p>
          </table:table-cell>
          <table:table-cell table:style-name="History.A2" office:value-type="string">
            <text:p text:style-name="P140">24.05.2016</text:p>
          </table:table-cell>
          <table:table-cell table:style-name="History.C2" office:value-type="string">
            <text:p text:style-name="P140">Corrected description of true wind calculation</text:p>
          </table:table-cell>
        </table:table-row>
        <table:table-row>
          <table:table-cell table:style-name="History.A2" office:value-type="string">
            <text:p text:style-name="P140">1.2</text:p>
          </table:table-cell>
          <table:table-cell table:style-name="History.A2" office:value-type="string">
            <text:p text:style-name="P140">25.05.2016</text:p>
          </table:table-cell>
          <table:table-cell table:style-name="History.C2" office:value-type="string">
            <text:p text:style-name="P140">Wind barbs corrected; <text:span text:style-name="T134">steps </text:span>correct<text:span text:style-name="T134">ed</text:span> and <text:span text:style-name="T133">enhanced </text:span>up to 45kts</text:p>
          </table:table-cell>
        </table:table-row>
        <table:table-row>
          <table:table-cell table:style-name="History.A2" office:value-type="string">
            <text:p text:style-name="P141">1.3</text:p>
          </table:table-cell>
          <table:table-cell table:style-name="History.A2" office:value-type="string">
            <text:p text:style-name="P141">07.06.2016</text:p>
          </table:table-cell>
          <table:table-cell table:style-name="History.C2" office:value-type="string">
            <text:p text:style-name="P141">“TWA to Waypoint” <text:span text:style-name="T138">instrument </text:span>implemented</text:p>
          </table:table-cell>
        </table:table-row>
        <table:table-row>
          <table:table-cell table:style-name="History.A2" office:value-type="string">
            <text:p text:style-name="P142"><text:span text:style-name="T139">0</text:span>.4</text:p>
          </table:table-cell>
          <table:table-cell table:style-name="History.A2" office:value-type="string">
            <text:p text:style-name="P142">11.06.2016</text:p>
          </table:table-cell>
          <table:table-cell table:style-name="History.C2" office:value-type="string">
            <text:p text:style-name="P142">Laylines-to-waypoint reworked, documentation updated</text:p>
            <text:p text:style-name="P143">Changed Rev from 1.4 to 0.4 to keep the plugin version inline with the doc version</text:p>
          </table:table-cell>
        </table:table-row>
        <table:table-row>
          <table:table-cell table:style-name="History.A2" office:value-type="string">
            <text:p text:style-name="P144">0.5</text:p>
          </table:table-cell>
          <table:table-cell table:style-name="History.A2" office:value-type="string">
            <text:p text:style-name="P144">14.06.2016</text:p>
          </table:table-cell>
          <table:table-cell table:style-name="History.C2" office:value-type="string">
            <text:p text:style-name="P144">Preferences with <text:span text:style-name="T140">scrollbar</text:span>, internal icons updated</text:p>
          </table:table-cell>
        </table:table-row>
        <table:table-row>
          <table:table-cell table:style-name="History.A2" office:value-type="string">
            <text:p text:style-name="P145">0.6</text:p>
          </table:table-cell>
          <table:table-cell table:style-name="History.A2" office:value-type="string">
            <text:p text:style-name="P145">27.06.2016</text:p>
          </table:table-cell>
          <table:table-cell table:style-name="History.C2" office:value-type="string">
            <text:list xml:id="list5705445625771994593" text:style-name="L14">
              <text:list-item>
                <text:p text:style-name="P203">Added TWD to the “App. &amp; True Wind Angle” dial instrument; </text:p>
              </text:list-item>
              <text:list-item>
                <text:p text:style-name="P203">Option added to use SOG instead of STW for true wind calculation</text:p>
              </text:list-item>
              <text:list-item>
                <text:p text:style-name="P203"><text:soft-page-break/>code cleanup</text:p>
              </text:list-item>
              <text:list-item>
                <text:p text:style-name="P204">“Apply” button added to the preferences</text:p>
              </text:list-item>
            </text:list>
          </table:table-cell>
        </table:table-row>
        <table:table-row>
          <table:table-cell table:style-name="History.A2" office:value-type="string">
            <text:p text:style-name="P146">0.7</text:p>
          </table:table-cell>
          <table:table-cell table:style-name="History.A2" office:value-type="string">
            <text:p text:style-name="P146">04.07.2016</text:p>
          </table:table-cell>
          <table:table-cell table:style-name="History.C2" office:value-type="string">
            <text:list xml:id="list7880786390195866117" text:style-name="L15">
              <text:list-item>
                <text:p text:style-name="P205">Polarspeed, <text:span text:style-name="T144">Target-VMG, Target-CMG, Target-CMG Angle instruments</text:span> corrected for user speed settings</text:p>
              </text:list-item>
              <text:list-item>
                <text:p text:style-name="P205">Added STW to Polar Performance instrument as second graph</text:p>
              </text:list-item>
              <text:list-item>
                <text:p text:style-name="P206">minor corrections</text:p>
              </text:list-item>
            </text:list>
          </table:table-cell>
        </table:table-row>
        <table:table-row>
          <table:table-cell table:style-name="History.A2" office:value-type="string">
            <text:p text:style-name="P147">0.7.3</text:p>
          </table:table-cell>
          <table:table-cell table:style-name="History.A2" office:value-type="string">
            <text:p text:style-name="P147">16.07.2016</text:p>
          </table:table-cell>
          <table:table-cell table:style-name="History.C2" office:value-type="string">
            <text:list xml:id="list3485186437029801614" text:style-name="L16">
              <text:list-item>
                <text:p text:style-name="P207">User settings <text:s/>for wind / boat speed implemented</text:p>
              </text:list-item>
              <text:list-item>
                <text:p text:style-name="P207">Watchdog for RMB implemented to recognize the loss of waypoint data in “Bearing Compass” and “TWA to Waypoint” instruments</text:p>
              </text:list-item>
              <text:list-item>
                <text:p text:style-name="P207">usage of default plugin svg icons for “journeyman” styles</text:p>
              </text:list-item>
              <text:list-item>
                <text:p text:style-name="P208">picture added for CMG</text:p>
              </text:list-item>
            </text:list>
          </table:table-cell>
        </table:table-row>
        <table:table-row>
          <table:table-cell table:style-name="History.A2" office:value-type="string">
            <text:p text:style-name="P148">0.8</text:p>
          </table:table-cell>
          <table:table-cell table:style-name="History.A2" office:value-type="string">
            <text:p text:style-name="P148">06.11.2016</text:p>
          </table:table-cell>
          <table:table-cell table:style-name="History.C2" office:value-type="string">
            <text:list xml:id="list210152991570893" text:continue-numbering="true" text:style-name="L16">
              <text:list-item>
                <text:p text:style-name="P209">Correction of TWD calculation</text:p>
              </text:list-item>
              <text:list-item>
                <text:p text:style-name="P209">NKE style NMEA performance records implemented</text:p>
              </text:list-item>
              <text:list-item>
                <text:p text:style-name="P209">Prefs enhanced to select which performance records to be created.</text:p>
              </text:list-item>
            </text:list>
          </table:table-cell>
        </table:table-row>
        <table:table-row>
          <table:table-cell table:style-name="History.A2" office:value-type="string">
            <text:p text:style-name="P149">0.9</text:p>
          </table:table-cell>
          <table:table-cell table:style-name="History.A2" office:value-type="string">
            <text:p text:style-name="P149">04.12.2016</text:p>
          </table:table-cell>
          <table:table-cell table:style-name="History.C2" office:value-type="string">
            <text:list xml:id="list210154202891717" text:continue-numbering="true" text:style-name="L16">
              <text:list-item>
                <text:p text:style-name="P210">Completion of $PNKEP records</text:p>
              </text:list-item>
              <text:list-item>
                <text:p text:style-name="P210">TWS averaging when accessing polar data</text:p>
              </text:list-item>
            </text:list>
          </table:table-cell>
        </table:table-row>
        <table:table-row>
          <table:table-cell table:style-name="History.A2" office:value-type="string">
            <text:p text:style-name="P151">1.0</text:p>
          </table:table-cell>
          <table:table-cell table:style-name="History.A2" office:value-type="string">
            <text:p text:style-name="P150">07.01.2017</text:p>
          </table:table-cell>
          <table:table-cell table:style-name="History.C2" office:value-type="string">
            <text:list xml:id="list210152687431005" text:continue-numbering="true" text:style-name="L16">
              <text:list-item>
                <text:p text:style-name="P211">Polar compass</text:p>
              </text:list-item>
              <text:list-item>
                <text:p text:style-name="P211">Average Wind Instrument</text:p>
              </text:list-item>
              <text:list-item>
                <text:p text:style-name="P211">Polar overlay on chart</text:p>
              </text:list-item>
              <text:list-item>
                <text:p text:style-name="P211">right-click menu to activate/deactivate chart overlays</text:p>
              </text:list-item>
              <text:list-item>
                <text:p text:style-name="P211">CMG calculation rework</text:p>
              </text:list-item>
              <text:list-item>
                <text:p text:style-name="P211">CMG markers in different sizes</text:p>
              </text:list-item>
              <text:list-item>
                <text:p text:style-name="P213">Watchdogs for TWS, TWD, AWS</text:p>
              </text:list-item>
              <text:list-item>
                <text:p text:style-name="P213">Tooltips in Preferences</text:p>
              </text:list-item>
              <text:list-item>
                <text:p text:style-name="P212">bug fixes</text:p>
              </text:list-item>
              <text:list-item>
                <text:p text:style-name="P214">Index in documentation</text:p>
              </text:list-item>
            </text:list>
          </table:table-cell>
        </table:table-row>
      </table:table>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7-01-17T21:01:31.169000000</dc:date>
    <meta:editing-duration>PT9H31M52S</meta:editing-duration>
    <meta:editing-cycles>91</meta:editing-cycles>
    <meta:generator>LibreOffice/5.2.3.3$Windows_X86_64 LibreOffice_project/d54a8868f08a7b39642414cf2c8ef2f228f780cf</meta:generator>
    <dc:title>Processor Regatta - User manual</dc:title>
    <meta:initial-creator>"Olivier Criou" &lt;olivier@amberroute.eu&gt;</meta:initial-creator>
    <dc:subject>Processor Regatta - User Manual</dc:subject>
    <meta:document-statistic meta:table-count="2" meta:image-count="62" meta:object-count="0" meta:page-count="37" meta:paragraph-count="503" meta:word-count="6835" meta:character-count="39466" meta:non-whitespace-character-count="32754"/>
  </office:meta>
</office:document-meta>
</file>